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6.918cm"/>
    </style:style>
    <style:style style:name="co12" style:family="table-column">
      <style:table-column-properties fo:break-before="auto" style:column-width="7.209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3.032cm"/>
    </style:style>
    <style:style style:name="co16" style:family="table-column">
      <style:table-column-properties fo:break-before="auto" style:column-width="4.884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3.503cm"/>
    </style:style>
    <style:style style:name="co19" style:family="table-column">
      <style:table-column-properties fo:break-before="auto" style:column-width="5.50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4.63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4.12cm"/>
    </style:style>
    <style:style style:name="co25" style:family="table-column">
      <style:table-column-properties fo:break-before="auto" style:column-width="3.395cm"/>
    </style:style>
    <style:style style:name="co26" style:family="table-column">
      <style:table-column-properties fo:break-before="auto" style:column-width="4.374cm"/>
    </style:style>
    <style:style style:name="co27" style:family="table-column">
      <style:table-column-properties fo:break-before="auto" style:column-width="4.048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3.286cm"/>
    </style:style>
    <style:style style:name="co30" style:family="table-column">
      <style:table-column-properties fo:break-before="auto" style:column-width="3.249cm"/>
    </style:style>
    <style:style style:name="co31" style:family="table-column">
      <style:table-column-properties fo:break-before="auto" style:column-width="3.939cm"/>
    </style:style>
    <style:style style:name="co32" style:family="table-column">
      <style:table-column-properties fo:break-before="auto" style:column-width="4.013cm"/>
    </style:style>
    <style:style style:name="co33" style:family="table-column">
      <style:table-column-properties fo:break-before="auto" style:column-width="4.449cm"/>
    </style:style>
    <style:style style:name="co34" style:family="table-column">
      <style:table-column-properties fo:break-before="auto" style:column-width="5.9cm"/>
    </style:style>
    <style:style style:name="co35" style:family="table-column">
      <style:table-column-properties fo:break-before="auto" style:column-width="6.555cm"/>
    </style:style>
    <style:style style:name="co36" style:family="table-column">
      <style:table-column-properties fo:break-before="auto" style:column-width="6.627cm"/>
    </style:style>
    <style:style style:name="co37" style:family="table-column">
      <style:table-column-properties fo:break-before="auto" style:column-width="4.267cm"/>
    </style:style>
    <style:style style:name="co38" style:family="table-column">
      <style:table-column-properties fo:break-before="auto" style:column-width="4.919cm"/>
    </style:style>
    <style:style style:name="co39" style:family="table-column">
      <style:table-column-properties fo:break-before="auto" style:column-width="4.994cm"/>
    </style:style>
    <style:style style:name="co40" style:family="table-column">
      <style:table-column-properties fo:break-before="auto" style:column-width="5.429cm"/>
    </style:style>
    <style:style style:name="co41" style:family="table-column">
      <style:table-column-properties fo:break-before="auto" style:column-width="6.881cm"/>
    </style:style>
    <style:style style:name="co42" style:family="table-column">
      <style:table-column-properties fo:break-before="auto" style:column-width="7.535cm"/>
    </style:style>
    <style:style style:name="co43" style:family="table-column">
      <style:table-column-properties fo:break-before="auto" style:column-width="7.608cm"/>
    </style:style>
    <style:style style:name="co44" style:family="table-column">
      <style:table-column-properties fo:break-before="auto" style:column-width="5.029cm"/>
    </style:style>
    <style:style style:name="co45" style:family="table-column">
      <style:table-column-properties fo:break-before="auto" style:column-width="5.756cm"/>
    </style:style>
    <style:style style:name="co46" style:family="table-column">
      <style:table-column-properties fo:break-before="auto" style:column-width="4.738cm"/>
    </style:style>
    <style:style style:name="co47" style:family="table-column">
      <style:table-column-properties fo:break-before="auto" style:column-width="4.847cm"/>
    </style:style>
    <style:style style:name="co48" style:family="table-column">
      <style:table-column-properties fo:break-before="auto" style:column-width="4.812cm"/>
    </style:style>
    <style:style style:name="co49" style:family="table-column">
      <style:table-column-properties fo:break-before="auto" style:column-width="5.574cm"/>
    </style:style>
    <style:style style:name="co50" style:family="table-column">
      <style:table-column-properties fo:break-before="auto" style:column-width="5.611cm"/>
    </style:style>
    <style:style style:name="co51" style:family="table-column">
      <style:table-column-properties fo:break-before="auto" style:column-width="6.336cm"/>
    </style:style>
    <style:style style:name="co52" style:family="table-column">
      <style:table-column-properties fo:break-before="auto" style:column-width="2.268cm"/>
    </style:style>
    <style:style style:name="co53" style:family="table-column">
      <style:table-column-properties fo:break-before="auto" style:column-width="2.741cm"/>
    </style:style>
    <style:style style:name="co54" style:family="table-column">
      <style:table-column-properties fo:break-before="auto" style:column-width="2.233cm"/>
    </style:style>
    <style:style style:name="co55" style:family="table-column">
      <style:table-column-properties fo:break-before="auto" style:column-width="2.704cm"/>
    </style:style>
    <style:style style:name="co56" style:family="table-column">
      <style:table-column-properties fo:break-before="auto" style:column-width="4.593cm"/>
    </style:style>
    <style:style style:name="co57" style:family="table-column">
      <style:table-column-properties fo:break-before="auto" style:column-width="3.866cm"/>
    </style:style>
    <style:style style:name="co58" style:family="table-column">
      <style:table-column-properties fo:break-before="auto" style:column-width="3.358cm"/>
    </style:style>
    <style:style style:name="co59" style:family="table-column">
      <style:table-column-properties fo:break-before="auto" style:column-width="2.886cm"/>
    </style:style>
    <style:style style:name="co60" style:family="table-column">
      <style:table-column-properties fo:break-before="auto" style:column-width="1.942cm"/>
    </style:style>
    <style:style style:name="co61" style:family="table-column">
      <style:table-column-properties fo:break-before="auto" style:column-width="3.067cm"/>
    </style:style>
    <style:style style:name="co62" style:family="table-column">
      <style:table-column-properties fo:break-before="auto" style:column-width="5.865cm"/>
    </style:style>
    <style:style style:name="co63" style:family="table-column">
      <style:table-column-properties fo:break-before="auto" style:column-width="2.85cm"/>
    </style:style>
    <style:style style:name="co64" style:family="table-column">
      <style:table-column-properties fo:break-before="auto" style:column-width="3.976cm"/>
    </style:style>
    <style:style style:name="co65" style:family="table-column">
      <style:table-column-properties fo:break-before="auto" style:column-width="5.066cm"/>
    </style:style>
    <style:style style:name="co66" style:family="table-column">
      <style:table-column-properties fo:break-before="auto" style:column-width="4.085cm"/>
    </style:style>
    <style:style style:name="co67" style:family="table-column">
      <style:table-column-properties fo:break-before="auto" style:column-width="5.101cm"/>
    </style:style>
    <style:style style:name="co68" style:family="table-column">
      <style:table-column-properties fo:break-before="auto" style:column-width="6.846cm"/>
    </style:style>
    <style:style style:name="co69" style:family="table-column">
      <style:table-column-properties fo:break-before="auto" style:column-width="6.99cm"/>
    </style:style>
    <style:style style:name="co70" style:family="table-column">
      <style:table-column-properties fo:break-before="auto" style:column-width="5.173cm"/>
    </style:style>
    <style:style style:name="co71" style:family="table-column">
      <style:table-column-properties fo:break-before="auto" style:column-width="3.54cm"/>
    </style:style>
    <style:style style:name="co72" style:family="table-column">
      <style:table-column-properties fo:break-before="auto" style:column-width="7.063cm"/>
    </style:style>
    <style:style style:name="co73" style:family="table-column">
      <style:table-column-properties fo:break-before="auto" style:column-width="8.043cm"/>
    </style:style>
    <style:style style:name="co74" style:family="table-column">
      <style:table-column-properties fo:break-before="auto" style:column-width="6.191cm"/>
    </style:style>
    <style:style style:name="co75" style:family="table-column">
      <style:table-column-properties fo:break-before="auto" style:column-width="2.559cm"/>
    </style:style>
    <style:style style:name="co76" style:family="table-column">
      <style:table-column-properties fo:break-before="auto" style:column-width="2.087cm"/>
    </style:style>
    <style:style style:name="co77" style:family="table-column">
      <style:table-column-properties fo:break-before="auto" style:column-width="3.468cm"/>
    </style:style>
    <style:style style:name="co78" style:family="table-column">
      <style:table-column-properties fo:break-before="auto" style:column-width="3.14cm"/>
    </style:style>
    <style:style style:name="co79" style:family="table-column">
      <style:table-column-properties fo:break-before="auto" style:column-width="5.138cm"/>
    </style:style>
    <style:style style:name="co80" style:family="table-column">
      <style:table-column-properties fo:break-before="auto" style:column-width="4.339cm"/>
    </style:style>
    <style:style style:name="co8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background-color="#e6ee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e6ee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e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ractsglobalsa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2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number-columns-repeated="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9" table:default-cell-style-name="ce4"/>
        <table:table-column table:style-name="co38" table:default-cell-style-name="ce4"/>
        <table:table-column table:style-name="co39" table:number-columns-repeated="2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39" table:default-cell-style-name="ce4"/>
        <table:table-column table:style-name="co45" table:number-columns-repeated="2" table:default-cell-style-name="ce4"/>
        <table:table-column table:style-name="co46" table:default-cell-style-name="ce4"/>
        <table:table-column table:style-name="co29" table:default-cell-style-name="ce4"/>
        <table:table-column table:style-name="co47" table:default-cell-style-name="ce4"/>
        <table:table-column table:style-name="co48" table:default-cell-style-name="ce4"/>
        <table:table-column table:style-name="co49" table:number-columns-repeated="2" table:default-cell-style-name="ce4"/>
        <table:table-column table:style-name="co50" table:default-cell-style-name="ce4"/>
        <table:table-column table:style-name="co49" table:default-cell-style-name="ce4"/>
        <table:table-column table:style-name="co51" table:number-columns-repeated="2" table:default-cell-style-name="ce4"/>
        <table:table-column table:style-name="co3" table:default-cell-style-name="ce4"/>
        <table:table-column table:style-name="co52" table:default-cell-style-name="ce4"/>
        <table:table-column table:style-name="co53" table:default-cell-style-name="ce4"/>
        <table:table-column table:style-name="co25" table:default-cell-style-name="ce4"/>
        <table:table-column table:style-name="co22" table:default-cell-style-name="ce4"/>
        <table:table-column table:style-name="co54" table:default-cell-style-name="ce4"/>
        <table:table-column table:style-name="co6" table:default-cell-style-name="ce4"/>
        <table:table-column table:style-name="co55" table:default-cell-style-name="ce4"/>
        <table:table-column table:style-name="co3" table:default-cell-style-name="ce4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style-name="co14" table:default-cell-style-name="ce4"/>
        <table:table-column table:style-name="co60" table:default-cell-style-name="ce4"/>
        <table:table-column table:style-name="co61" table:default-cell-style-name="ce4"/>
        <table:table-column table:style-name="co62" table:default-cell-style-name="ce4"/>
        <table:table-column table:style-name="co63" table:default-cell-style-name="ce4"/>
        <table:table-column table:style-name="co22" table:default-cell-style-name="ce4"/>
        <table:table-column table:style-name="co64" table:default-cell-style-name="ce4"/>
        <table:table-column table:style-name="co65" table:default-cell-style-name="ce4"/>
        <table:table-column table:style-name="co20" table:default-cell-style-name="ce4"/>
        <table:table-column table:style-name="co17" table:default-cell-style-name="ce4"/>
        <table:table-column table:style-name="co66" table:default-cell-style-name="ce4"/>
        <table:table-column table:style-name="co31" table:default-cell-style-name="ce4"/>
        <table:table-column table:style-name="co44" table:default-cell-style-name="ce4"/>
        <table:table-column table:style-name="co21" table:default-cell-style-name="ce4"/>
        <table:table-column table:style-name="co67" table:default-cell-style-name="ce4"/>
        <table:table-column table:style-name="co45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17" table:default-cell-style-name="ce4"/>
        <table:table-column table:style-name="co71" table:default-cell-style-name="ce4"/>
        <table:table-column table:style-name="co62" table:default-cell-style-name="ce4"/>
        <table:table-column table:style-name="co72" table:default-cell-style-name="ce4"/>
        <table:table-column table:style-name="co68" table:default-cell-style-name="ce4"/>
        <table:table-column table:style-name="co59" table:default-cell-style-name="ce4"/>
        <table:table-column table:style-name="co73" table:default-cell-style-name="ce4"/>
        <table:table-column table:style-name="co74" table:default-cell-style-name="ce4"/>
        <table:table-column table:style-name="co37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22" table:default-cell-style-name="ce4"/>
        <table:table-column table:style-name="co79" table:default-cell-style-name="ce4"/>
        <table:table-column table:style-name="co80" table:default-cell-style-name="ce4"/>
        <table:table-column table:style-name="co81" table:number-columns-repeated="16274" table:default-cell-style-name="ce4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sanfinancialdatapk</text:p>
          </table:table-cell>
          <table:table-cell table:style-name="ce1" office:value-type="string" calcext:value-type="string">
            <text:p>sanbalancedatapk</text:p>
          </table:table-cell>
          <table:table-cell table:style-name="ce1" office:value-type="string" calcext:value-type="string">
            <text:p>dealpk</text:p>
          </table:table-cell>
          <table:table-cell table:style-name="ce1" office:value-type="string" calcext:value-type="string">
            <text:p>facilitypk</text:p>
          </table:table-cell>
          <table:table-cell table:style-name="ce1" office:value-type="string" calcext:value-type="string">
            <text:p>utilizationpk</text:p>
          </table:table-cell>
          <table:table-cell table:style-name="ce1" office:value-type="string" calcext:value-type="string">
            <text:p>dealidservicing</text:p>
          </table:table-cell>
          <table:table-cell table:style-name="ce1" office:value-type="string" calcext:value-type="string">
            <text:p>dealidservicingname</text:p>
          </table:table-cell>
          <table:table-cell table:style-name="ce1" office:value-type="string" calcext:value-type="string">
            <text:p>facilityidservicing</text:p>
          </table:table-cell>
          <table:table-cell table:style-name="ce1" office:value-type="string" calcext:value-type="string">
            <text:p>facilityidservicingname</text:p>
          </table:table-cell>
          <table:table-cell table:style-name="ce1" office:value-type="string" calcext:value-type="string">
            <text:p>utilizationidservicing</text:p>
          </table:table-cell>
          <table:table-cell table:style-name="ce1" office:value-type="string" calcext:value-type="string">
            <text:p>utilizationidservicingname</text:p>
          </table:table-cell>
          <table:table-cell table:style-name="ce1" office:value-type="string" calcext:value-type="string">
            <text:p>contractpk</text:p>
          </table:table-cell>
          <table:table-cell table:style-name="ce1" office:value-type="string" calcext:value-type="string">
            <text:p>contractfulfillmentid</text:p>
          </table:table-cell>
          <table:table-cell table:style-name="ce1" office:value-type="string" calcext:value-type="string">
            <text:p>contractlinepk</text:p>
          </table:table-cell>
          <table:table-cell table:style-name="ce1" office:value-type="string" calcext:value-type="string">
            <text:p>contractlinefulfillmentid</text:p>
          </table:table-cell>
          <table:table-cell table:style-name="ce1" office:value-type="string" calcext:value-type="string">
            <text:p>accountingid</text:p>
          </table:table-cell>
          <table:table-cell table:style-name="ce1" office:value-type="string" calcext:value-type="string">
            <text:p>portfolio</text:p>
          </table:table-cell>
          <table:table-cell table:style-name="ce1" office:value-type="string" calcext:value-type="string">
            <text:p>sourcesystemaccountingid</text:p>
          </table:table-cell>
          <table:table-cell table:style-name="ce1" office:value-type="string" calcext:value-type="string">
            <text:p>referencecurrencybalance</text:p>
          </table:table-cell>
          <table:table-cell table:style-name="ce1" office:value-type="string" calcext:value-type="string">
            <text:p>referencecurrencybase</text:p>
          </table:table-cell>
          <table:table-cell table:style-name="ce1" office:value-type="string" calcext:value-type="string">
            <text:p>santotalamount</text:p>
          </table:table-cell>
          <table:table-cell table:style-name="ce1" office:value-type="string" calcext:value-type="string">
            <text:p>sanliveamount</text:p>
          </table:table-cell>
          <table:table-cell table:style-name="ce1" office:value-type="string" calcext:value-type="string">
            <text:p>sanavailableamount</text:p>
          </table:table-cell>
          <table:table-cell table:style-name="ce1" office:value-type="string" calcext:value-type="string">
            <text:p>sanusedamount</text:p>
          </table:table-cell>
          <table:table-cell table:style-name="ce1" office:value-type="string" calcext:value-type="string">
            <text:p>sanamortizedamount</text:p>
          </table:table-cell>
          <table:table-cell table:style-name="ce1" office:value-type="string" calcext:value-type="string">
            <text:p>sanreleasedamount</text:p>
          </table:table-cell>
          <table:table-cell table:style-name="ce1" office:value-type="string" calcext:value-type="string">
            <text:p>sanirregularamount</text:p>
          </table:table-cell>
          <table:table-cell table:style-name="ce1" office:value-type="string" calcext:value-type="string">
            <text:p>fxrate</text:p>
          </table:table-cell>
          <table:table-cell table:style-name="ce1" office:value-type="string" calcext:value-type="string">
            <text:p>santotalinterest</text:p>
          </table:table-cell>
          <table:table-cell table:style-name="ce1" office:value-type="string" calcext:value-type="string">
            <text:p>sanpaidinterest</text:p>
          </table:table-cell>
          <table:table-cell table:style-name="ce1" office:value-type="string" calcext:value-type="string">
            <text:p>sanaccruedinterest</text:p>
          </table:table-cell>
          <table:table-cell table:style-name="ce1" office:value-type="string" calcext:value-type="string">
            <text:p>sanpendinginterest</text:p>
          </table:table-cell>
          <table:table-cell table:style-name="ce1" office:value-type="string" calcext:value-type="string">
            <text:p>sanirregularinterest</text:p>
          </table:table-cell>
          <table:table-cell table:style-name="ce1" office:value-type="string" calcext:value-type="string">
            <text:p>sanadvpayaccinterest</text:p>
          </table:table-cell>
          <table:table-cell table:style-name="ce1" office:value-type="string" calcext:value-type="string">
            <text:p>santotalinterestcurrentperiod</text:p>
          </table:table-cell>
          <table:table-cell table:style-name="ce1" office:value-type="string" calcext:value-type="string">
            <text:p>sanaccruedinterestcurrentperiod</text:p>
          </table:table-cell>
          <table:table-cell table:style-name="ce1" office:value-type="string" calcext:value-type="string">
            <text:p>sanpendinginterestcurrentperiod</text:p>
          </table:table-cell>
          <table:table-cell table:style-name="ce1" office:value-type="string" calcext:value-type="string">
            <text:p>santotalfinancialfees</text:p>
          </table:table-cell>
          <table:table-cell table:style-name="ce1" office:value-type="string" calcext:value-type="string">
            <text:p>sanpaidfinancialfees</text:p>
          </table:table-cell>
          <table:table-cell table:style-name="ce1" office:value-type="string" calcext:value-type="string">
            <text:p>sanaccruedfinancialfees</text:p>
          </table:table-cell>
          <table:table-cell table:style-name="ce1" office:value-type="string" calcext:value-type="string">
            <text:p>sanpendingfinancialfees</text:p>
          </table:table-cell>
          <table:table-cell table:style-name="ce1" office:value-type="string" calcext:value-type="string">
            <text:p>sanirregularfinancialfees</text:p>
          </table:table-cell>
          <table:table-cell table:style-name="ce1" office:value-type="string" calcext:value-type="string">
            <text:p>sanadvpayaccfinancialfees</text:p>
          </table:table-cell>
          <table:table-cell table:style-name="ce1" office:value-type="string" calcext:value-type="string">
            <text:p>santotalfinancialfeescurrentperiod</text:p>
          </table:table-cell>
          <table:table-cell table:style-name="ce1" office:value-type="string" calcext:value-type="string">
            <text:p>sanaccruedfinancialfeescurrentperiod</text:p>
          </table:table-cell>
          <table:table-cell table:style-name="ce1" office:value-type="string" calcext:value-type="string">
            <text:p>sanpendingfinancialfeescurrentperiod</text:p>
          </table:table-cell>
          <table:table-cell table:style-name="ce1" office:value-type="string" calcext:value-type="string">
            <text:p>santotalnonfinancialfees</text:p>
          </table:table-cell>
          <table:table-cell table:style-name="ce1" office:value-type="string" calcext:value-type="string">
            <text:p>sanpaidnonfinancialfees</text:p>
          </table:table-cell>
          <table:table-cell table:style-name="ce1" office:value-type="string" calcext:value-type="string">
            <text:p>sanpendingnonfinancialfees</text:p>
          </table:table-cell>
          <table:table-cell table:style-name="ce1" office:value-type="string" calcext:value-type="string">
            <text:p>sanirregularnonfinancialfees</text:p>
          </table:table-cell>
          <table:table-cell table:style-name="ce1" office:value-type="string" calcext:value-type="string">
            <text:p>sanmarketvaluepercent</text:p>
          </table:table-cell>
          <table:table-cell table:style-name="ce1" office:value-type="string" calcext:value-type="string">
            <text:p>sanmarketvalue</text:p>
          </table:table-cell>
          <table:table-cell table:style-name="ce1" office:value-type="string" calcext:value-type="string">
            <text:p>santotalfinancialfeestax</text:p>
          </table:table-cell>
          <table:table-cell table:style-name="ce1" office:value-type="string" calcext:value-type="string">
            <text:p>sanpaidfinancialfeestax</text:p>
          </table:table-cell>
          <table:table-cell table:style-name="ce1" office:value-type="string" calcext:value-type="string">
            <text:p>sanpendingfinancialfeestax</text:p>
          </table:table-cell>
          <table:table-cell table:style-name="ce1" office:value-type="string" calcext:value-type="string">
            <text:p>sanirregularfinancialfeestax</text:p>
          </table:table-cell>
          <table:table-cell table:style-name="ce1" office:value-type="string" calcext:value-type="string">
            <text:p>santotalnonfinancialfeestax</text:p>
          </table:table-cell>
          <table:table-cell table:style-name="ce1" office:value-type="string" calcext:value-type="string">
            <text:p>sanpaidnonfinancialfeestax</text:p>
          </table:table-cell>
          <table:table-cell table:style-name="ce1" office:value-type="string" calcext:value-type="string">
            <text:p>sanpendingnonfinancialfeestax</text:p>
          </table:table-cell>
          <table:table-cell table:style-name="ce1" office:value-type="string" calcext:value-type="string">
            <text:p>sanirregularnonfinancialfeestax</text:p>
          </table:table-cell>
          <table:table-cell table:style-name="ce1" office:value-type="string" calcext:value-type="string">
            <text:p>sannetmarketvalue</text:p>
          </table:table-cell>
          <table:table-cell table:style-name="ce1" office:value-type="string" calcext:value-type="string">
            <text:p>dealstatus</text:p>
          </table:table-cell>
          <table:table-cell table:style-name="ce1" office:value-type="string" calcext:value-type="string">
            <text:p>facilitystatus</text:p>
          </table:table-cell>
          <table:table-cell table:style-name="ce1" office:value-type="string" calcext:value-type="string">
            <text:p>utilizationstatus</text:p>
          </table:table-cell>
          <table:table-cell table:style-name="ce1" office:value-type="string" calcext:value-type="string">
            <text:p>cibproductcode</text:p>
          </table:table-cell>
          <table:table-cell table:style-name="ce1" office:value-type="string" calcext:value-type="string">
            <text:p>valuedate</text:p>
          </table:table-cell>
          <table:table-cell table:style-name="ce1" office:value-type="string" calcext:value-type="string">
            <text:p>assetflag</text:p>
          </table:table-cell>
          <table:table-cell table:style-name="ce1" office:value-type="string" calcext:value-type="string">
            <text:p>maturitydate</text:p>
          </table:table-cell>
          <table:table-cell table:style-name="ce1" office:value-type="string" calcext:value-type="string">
            <text:p>servicingproductid</text:p>
          </table:table-cell>
          <table:table-cell table:style-name="ce1" office:value-type="string" calcext:value-type="string">
            <text:p>servicingproductname</text:p>
          </table:table-cell>
          <table:table-cell table:style-name="ce1" office:value-type="string" calcext:value-type="string">
            <text:p>bookinglegalentity</text:p>
          </table:table-cell>
          <table:table-cell table:style-name="ce1" office:value-type="string" calcext:value-type="string">
            <text:p>bookingcountry</text:p>
          </table:table-cell>
          <table:table-cell table:style-name="ce1" office:value-type="string" calcext:value-type="string">
            <text:p>businessarea</text:p>
          </table:table-cell>
          <table:table-cell table:style-name="ce1" office:value-type="string" calcext:value-type="string">
            <text:p>latestdrawdowndate</text:p>
          </table:table-cell>
          <table:table-cell table:style-name="ce1" office:value-type="string" calcext:value-type="string">
            <text:p>recourse</text:p>
          </table:table-cell>
          <table:table-cell table:style-name="ce1" office:value-type="string" calcext:value-type="string">
            <text:p>committedflag</text:p>
          </table:table-cell>
          <table:table-cell table:style-name="ce1" office:value-type="string" calcext:value-type="string">
            <text:p>revolvingtype</text:p>
          </table:table-cell>
          <table:table-cell table:style-name="ce1" office:value-type="string" calcext:value-type="string">
            <text:p>dealversionid</text:p>
          </table:table-cell>
          <table:table-cell table:style-name="ce1" office:value-type="string" calcext:value-type="string">
            <text:p>facilityversionid</text:p>
          </table:table-cell>
          <table:table-cell table:style-name="ce1" office:value-type="string" calcext:value-type="string">
            <text:p>utilizationversionid</text:p>
          </table:table-cell>
          <table:table-cell table:style-name="ce1" office:value-type="string" calcext:value-type="string">
            <text:p>sanbalancedataversionid</text:p>
          </table:table-cell>
          <table:table-cell table:style-name="ce1" office:value-type="string" calcext:value-type="string">
            <text:p>sanfinancialdataversionid</text:p>
          </table:table-cell>
          <table:table-cell table:style-name="ce1" office:value-type="string" calcext:value-type="string">
            <text:p>deallastevent</text:p>
          </table:table-cell>
          <table:table-cell table:style-name="ce1" office:value-type="string" calcext:value-type="string">
            <text:p>facilitylastevent</text:p>
          </table:table-cell>
          <table:table-cell table:style-name="ce1" office:value-type="string" calcext:value-type="string">
            <text:p>utilizationlastevent</text:p>
          </table:table-cell>
          <table:table-cell table:style-name="ce1" office:value-type="string" calcext:value-type="string">
            <text:p>sanbalancedatalastevent</text:p>
          </table:table-cell>
          <table:table-cell table:style-name="ce1" office:value-type="string" calcext:value-type="string">
            <text:p>dealprocesstimestamp</text:p>
          </table:table-cell>
          <table:table-cell table:style-name="ce1" office:value-type="string" calcext:value-type="string">
            <text:p>facilityprocesstimestamp</text:p>
          </table:table-cell>
          <table:table-cell table:style-name="ce1" office:value-type="string" calcext:value-type="string">
            <text:p>utilizationprocesstimestamp</text:p>
          </table:table-cell>
          <table:table-cell table:style-name="ce1" office:value-type="string" calcext:value-type="string">
            <text:p>sanbalancedataprocesstimestamp</text:p>
          </table:table-cell>
          <table:table-cell table:style-name="ce1" office:value-type="string" calcext:value-type="string">
            <text:p>sanfinancialdataprocesstimestamp</text:p>
          </table:table-cell>
          <table:table-cell table:style-name="ce1" office:value-type="string" calcext:value-type="string">
            <text:p>sanfinancialdatalastevent</text:p>
          </table:table-cell>
          <table:table-cell table:style-name="ce1" office:value-type="string" calcext:value-type="string">
            <text:p>accproductid</text:p>
          </table:table-cell>
          <table:table-cell table:style-name="ce1" office:value-type="string" calcext:value-type="string">
            <text:p>accsubproductid</text:p>
          </table:table-cell>
          <table:table-cell table:style-name="ce1" office:value-type="string" calcext:value-type="string">
            <text:p>sanpaidinterestcurrentperiod</text:p>
          </table:table-cell>
          <table:table-cell table:style-name="ce1" office:value-type="string" calcext:value-type="string">
            <text:p>sanadvpayaccinterestcurrentperiod</text:p>
          </table:table-cell>
          <table:table-cell table:style-name="ce1" office:value-type="string" calcext:value-type="string">
            <text:p>sanpaidfinancialfeescurrentperiod</text:p>
          </table:table-cell>
          <table:table-cell table:style-name="ce1" office:value-type="string" calcext:value-type="string">
            <text:p>is_productive</text:p>
          </table:table-cell>
          <table:table-cell table:style-name="ce1" office:value-type="string" calcext:value-type="string">
            <text:p>sanadvpayaccfinancialfeescurrentperiod</text:p>
          </table:table-cell>
          <table:table-cell table:style-name="ce1" office:value-type="string" calcext:value-type="string">
            <text:p>sanadvpayaccnonfinancialfees</text:p>
          </table:table-cell>
          <table:table-cell table:style-name="ce1" office:value-type="string" calcext:value-type="string">
            <text:p>sanunsettledamount</text:p>
          </table:table-cell>
          <table:table-cell table:style-name="ce1" office:value-type="string" calcext:value-type="string">
            <text:p>capturedate</text:p>
          </table:table-cell>
          <table:table-cell table:style-name="ce1" office:value-type="string" calcext:value-type="string">
            <text:p>tradedate</text:p>
          </table:table-cell>
          <table:table-cell table:style-name="ce1" office:value-type="string" calcext:value-type="string">
            <text:p>servicingboteam</text:p>
          </table:table-cell>
          <table:table-cell table:style-name="ce1" office:value-type="string" calcext:value-type="string">
            <text:p>data_date_part</text:p>
          </table:table-cell>
          <table:table-cell table:style-name="ce1" office:value-type="string" calcext:value-type="string">
            <text:p>sourcesystemid</text:p>
          </table:table-cell>
          <table:table-cell table:style-name="ce1" office:value-type="string" calcext:value-type="string">
            <text:p>bookingoperationalentity</text:p>
          </table:table-cell>
          <table:table-cell table:style-name="ce1" office:value-type="string" calcext:value-type="string">
            <text:p>data_timestamp_part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 office:value-type="float" office:value="451743" calcext:value-type="float">
            <text:p>451743</text:p>
          </table:table-cell>
          <table:table-cell table:style-name="ce5" office:value-type="float" office:value="585709" calcext:value-type="float">
            <text:p>585709</text:p>
          </table:table-cell>
          <table:table-cell table:style-name="ce5"/>
          <table:table-cell table:style-name="ce5" office:value-type="float" office:value="148749" calcext:value-type="float">
            <text:p>148749</text:p>
          </table:table-cell>
          <table:table-cell table:style-name="ce5" table:number-columns-repeated="3"/>
          <table:table-cell table:style-name="ce5" office:value-type="string" calcext:value-type="string">
            <text:p>PRE000301CLE22</text:p>
          </table:table-cell>
          <table:table-cell table:style-name="ce5" office:value-type="string" calcext:value-type="string">
            <text:p>ANGLO AMERICAN SUR S A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1000000000000" calcext:value-type="float">
            <text:p>100000000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99993210000" calcext:value-type="float">
            <text:p>99999321000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6400" calcext:value-type="float">
            <text:p>64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VE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6-03-2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2025-04-08 11:41:01.844</text:p>
          </table:table-cell>
          <table:table-cell table:style-name="ce5"/>
          <table:table-cell table:style-name="ce5" office:value-type="string" calcext:value-type="string">
            <text:p>2025-04-08 13:35:42.896</text:p>
          </table:table-cell>
          <table:table-cell table:style-name="ce5" office:value-type="string" calcext:value-type="string">
            <text:p>2025-04-08 11:41:01.844</text:p>
          </table:table-cell>
          <table:table-cell table:style-name="ce5" office:value-type="string" calcext:value-type="string">
            <text:p>ATTRIBUTE_CHANGE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Utilization</text:p>
          </table:table-cell>
          <table:table-cell table:style-name="ce5" office:value-type="float" office:value="451739" calcext:value-type="float">
            <text:p>451739</text:p>
          </table:table-cell>
          <table:table-cell table:style-name="ce5" office:value-type="float" office:value="585711" calcext:value-type="float">
            <text:p>585711</text:p>
          </table:table-cell>
          <table:table-cell table:style-name="ce5"/>
          <table:table-cell table:style-name="ce5" office:value-type="float" office:value="148749" calcext:value-type="float">
            <text:p>148749</text:p>
          </table:table-cell>
          <table:table-cell table:style-name="ce5" office:value-type="float" office:value="416857" calcext:value-type="float">
            <text:p>416857</text:p>
          </table:table-cell>
          <table:table-cell table:style-name="ce5" table:number-columns-repeated="2"/>
          <table:table-cell table:style-name="ce5" office:value-type="string" calcext:value-type="string">
            <text:p>PRE000301CLE22</text:p>
          </table:table-cell>
          <table:table-cell table:style-name="ce5" office:value-type="string" calcext:value-type="string">
            <text:p>ANGLO AMERICAN SUR S A</text:p>
          </table:table-cell>
          <table:table-cell table:style-name="ce5" office:value-type="string" calcext:value-type="string">
            <text:p>000301CL-C22O2-TA000000000025810</text:p>
          </table:table-cell>
          <table:table-cell table:style-name="ce5" office:value-type="string" calcext:value-type="string">
            <text:p>CL-CK8-A-CLP-000000597894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95500" calcext:value-type="float">
            <text:p>1995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95500" calcext:value-type="float">
            <text:p>19955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33" calcext:value-type="float">
            <text:p>113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133" calcext:value-type="float">
            <text:p>113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133" calcext:value-type="float">
            <text:p>11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33" calcext:value-type="float">
            <text:p>113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string" calcext:value-type="string">
            <text:p>LIVE</text:p>
          </table:table-cell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5-04-10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number-columns-repeated="2"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8 11:41:01.844</text:p>
          </table:table-cell>
          <table:table-cell table:number-columns-repeated="3" table:style-name="ce5" office:value-type="string" calcext:value-type="string">
            <text:p>2025-04-08 13:35:39.865</text:p>
          </table:table-cell>
          <table:table-cell table:style-name="ce5" office:value-type="string" calcext:value-type="string">
            <text:p>CREATI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Utilization</text:p>
          </table:table-cell>
          <table:table-cell table:style-name="ce5" office:value-type="float" office:value="451740" calcext:value-type="float">
            <text:p>451740</text:p>
          </table:table-cell>
          <table:table-cell table:style-name="ce5" office:value-type="float" office:value="585712" calcext:value-type="float">
            <text:p>585712</text:p>
          </table:table-cell>
          <table:table-cell table:style-name="ce5"/>
          <table:table-cell table:style-name="ce5" office:value-type="float" office:value="148749" calcext:value-type="float">
            <text:p>148749</text:p>
          </table:table-cell>
          <table:table-cell table:style-name="ce5" office:value-type="float" office:value="416858" calcext:value-type="float">
            <text:p>416858</text:p>
          </table:table-cell>
          <table:table-cell table:style-name="ce5" table:number-columns-repeated="2"/>
          <table:table-cell table:style-name="ce5" office:value-type="string" calcext:value-type="string">
            <text:p>PRE000301CLE22</text:p>
          </table:table-cell>
          <table:table-cell table:style-name="ce5" office:value-type="string" calcext:value-type="string">
            <text:p>ANGLO AMERICAN SUR S A</text:p>
          </table:table-cell>
          <table:table-cell table:style-name="ce5" office:value-type="string" calcext:value-type="string">
            <text:p>000301CL-C22O2-TA000000000025813</text:p>
          </table:table-cell>
          <table:table-cell table:style-name="ce5" office:value-type="string" calcext:value-type="string">
            <text:p>CL-CK8-A-CLP-000000597895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05500" calcext:value-type="float">
            <text:p>3605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05500" calcext:value-type="float">
            <text:p>36055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47" calcext:value-type="float">
            <text:p>164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47" calcext:value-type="float">
            <text:p>164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47" calcext:value-type="float">
            <text:p>164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47" calcext:value-type="float">
            <text:p>1647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string" calcext:value-type="string">
            <text:p>LIVE</text:p>
          </table:table-cell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5-04-10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number-columns-repeated="2"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8 11:41:01.844</text:p>
          </table:table-cell>
          <table:table-cell table:number-columns-repeated="3" table:style-name="ce5" office:value-type="string" calcext:value-type="string">
            <text:p>2025-04-08 13:35:41.861</text:p>
          </table:table-cell>
          <table:table-cell table:style-name="ce5" office:value-type="string" calcext:value-type="string">
            <text:p>CREATI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Utilization</text:p>
          </table:table-cell>
          <table:table-cell table:style-name="ce5" office:value-type="float" office:value="451741" calcext:value-type="float">
            <text:p>451741</text:p>
          </table:table-cell>
          <table:table-cell table:style-name="ce5" office:value-type="float" office:value="585713" calcext:value-type="float">
            <text:p>585713</text:p>
          </table:table-cell>
          <table:table-cell table:style-name="ce5"/>
          <table:table-cell table:style-name="ce5" office:value-type="float" office:value="148749" calcext:value-type="float">
            <text:p>148749</text:p>
          </table:table-cell>
          <table:table-cell table:style-name="ce5" office:value-type="float" office:value="416859" calcext:value-type="float">
            <text:p>416859</text:p>
          </table:table-cell>
          <table:table-cell table:style-name="ce5" table:number-columns-repeated="2"/>
          <table:table-cell table:style-name="ce5" office:value-type="string" calcext:value-type="string">
            <text:p>PRE000301CLE22</text:p>
          </table:table-cell>
          <table:table-cell table:style-name="ce5" office:value-type="string" calcext:value-type="string">
            <text:p>ANGLO AMERICAN SUR S A</text:p>
          </table:table-cell>
          <table:table-cell table:style-name="ce5" office:value-type="string" calcext:value-type="string">
            <text:p>000301CL-C22O2-TA000000000025812</text:p>
          </table:table-cell>
          <table:table-cell table:style-name="ce5" office:value-type="string" calcext:value-type="string">
            <text:p>CL-CK8-A-CLP-000000597895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77500" calcext:value-type="float">
            <text:p>577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77500" calcext:value-type="float">
            <text:p>5775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string" calcext:value-type="string">
            <text:p>LIVE</text:p>
          </table:table-cell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5-04-10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number-columns-repeated="2"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8 11:41:01.844</text:p>
          </table:table-cell>
          <table:table-cell table:number-columns-repeated="3" table:style-name="ce5" office:value-type="string" calcext:value-type="string">
            <text:p>2025-04-08 13:35:42.398</text:p>
          </table:table-cell>
          <table:table-cell table:style-name="ce5" office:value-type="string" calcext:value-type="string">
            <text:p>CREATI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Utilization</text:p>
          </table:table-cell>
          <table:table-cell table:style-name="ce5" office:value-type="float" office:value="451742" calcext:value-type="float">
            <text:p>451742</text:p>
          </table:table-cell>
          <table:table-cell table:style-name="ce5" office:value-type="float" office:value="585714" calcext:value-type="float">
            <text:p>585714</text:p>
          </table:table-cell>
          <table:table-cell table:style-name="ce5"/>
          <table:table-cell table:style-name="ce5" office:value-type="float" office:value="148749" calcext:value-type="float">
            <text:p>148749</text:p>
          </table:table-cell>
          <table:table-cell table:style-name="ce5" office:value-type="float" office:value="416860" calcext:value-type="float">
            <text:p>416860</text:p>
          </table:table-cell>
          <table:table-cell table:style-name="ce5" table:number-columns-repeated="2"/>
          <table:table-cell table:style-name="ce5" office:value-type="string" calcext:value-type="string">
            <text:p>PRE000301CLE22</text:p>
          </table:table-cell>
          <table:table-cell table:style-name="ce5" office:value-type="string" calcext:value-type="string">
            <text:p>ANGLO AMERICAN SUR S A</text:p>
          </table:table-cell>
          <table:table-cell table:style-name="ce5" office:value-type="string" calcext:value-type="string">
            <text:p>000301CL-C22O2-TA000000000025811</text:p>
          </table:table-cell>
          <table:table-cell table:style-name="ce5" office:value-type="string" calcext:value-type="string">
            <text:p>CL-CK8-A-CLP-000000597895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11500" calcext:value-type="float">
            <text:p>611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11500" calcext:value-type="float">
            <text:p>6115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7" calcext:value-type="float">
            <text:p>34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47" calcext:value-type="float">
            <text:p>34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7" calcext:value-type="float">
            <text:p>347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string" calcext:value-type="string">
            <text:p>LIVE</text:p>
          </table:table-cell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5-04-10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number-columns-repeated="2"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8 11:41:01.844</text:p>
          </table:table-cell>
          <table:table-cell table:number-columns-repeated="3" table:style-name="ce5" office:value-type="string" calcext:value-type="string">
            <text:p>2025-04-08 13:35:42.896</text:p>
          </table:table-cell>
          <table:table-cell table:style-name="ce5" office:value-type="string" calcext:value-type="string">
            <text:p>CREATI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/>
          <table:table-cell table:style-name="ce5" office:value-type="float" office:value="585710" calcext:value-type="float">
            <text:p>585710</text:p>
          </table:table-cell>
          <table:table-cell table:style-name="ce5"/>
          <table:table-cell table:style-name="ce5" office:value-type="float" office:value="148750" calcext:value-type="float">
            <text:p>148750</text:p>
          </table:table-cell>
          <table:table-cell table:style-name="ce5" table:number-columns-repeated="3"/>
          <table:table-cell table:style-name="ce5" office:value-type="string" calcext:value-type="string">
            <text:p>PRE000301CLE24</text:p>
          </table:table-cell>
          <table:table-cell table:style-name="ce5" office:value-type="string" calcext:value-type="string">
            <text:p>AGENCIAS UNIVERSALES S A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2500000000000" calcext:value-type="float">
            <text:p>250000000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0000000000" calcext:value-type="float">
            <text:p>250000000000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VE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6-05-2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8 08:41:42.469</text:p>
          </table:table-cell>
          <table:table-cell table:style-name="ce5"/>
          <table:table-cell table:style-name="ce5" office:value-type="string" calcext:value-type="string">
            <text:p>2025-04-08 08:41:42.469</text:p>
          </table:table-cell>
          <table:table-cell table:style-name="ce5" table:number-columns-repeated="2"/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8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/>
          <table:table-cell table:style-name="ce5" office:value-type="float" office:value="590640" calcext:value-type="float">
            <text:p>590640</text:p>
          </table:table-cell>
          <table:table-cell table:style-name="ce5"/>
          <table:table-cell table:style-name="ce5" office:value-type="float" office:value="149681" calcext:value-type="float">
            <text:p>149681</text:p>
          </table:table-cell>
          <table:table-cell table:style-name="ce5" table:number-columns-repeated="3"/>
          <table:table-cell table:style-name="ce5" office:value-type="string" calcext:value-type="string">
            <text:p>DES000301CLE8_0409_T1</text:p>
          </table:table-cell>
          <table:table-cell table:style-name="ce5" office:value-type="string" calcext:value-type="string">
            <text:p>DST DEV-ÄËÏÖÜ-Æ-ÂÊÎÔÛ-Ñ-Ø-Ÿ-?¿ª!¡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8000000000" calcext:value-type="float">
            <text:p>800000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000000000" calcext:value-type="float">
            <text:p>800000000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DEAD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32-01-0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2025-04-09 11:37:29.871</text:p>
          </table:table-cell>
          <table:table-cell table:style-name="ce5"/>
          <table:table-cell table:style-name="ce5" office:value-type="string" calcext:value-type="string">
            <text:p>2025-04-09 11:37:00.541</text:p>
          </table:table-cell>
          <table:table-cell table:style-name="ce5" table:number-columns-repeated="2"/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9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/>
          <table:table-cell table:style-name="ce5" office:value-type="float" office:value="590645" calcext:value-type="float">
            <text:p>590645</text:p>
          </table:table-cell>
          <table:table-cell table:style-name="ce5"/>
          <table:table-cell table:style-name="ce5" office:value-type="float" office:value="149683" calcext:value-type="float">
            <text:p>149683</text:p>
          </table:table-cell>
          <table:table-cell table:style-name="ce5" table:number-columns-repeated="3"/>
          <table:table-cell table:style-name="ce5" office:value-type="string" calcext:value-type="string">
            <text:p>DES000301CLG9006_0409_T1</text:p>
          </table:table-cell>
          <table:table-cell table:style-name="ce5" office:value-type="string" calcext:value-type="string">
            <text:p>DST DEV GROUP 2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900000006" calcext:value-type="float">
            <text:p>9000000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0000006" calcext:value-type="float">
            <text:p>9000000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VE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9-01-0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ATTRIBUTE_CHANGE</text:p>
          </table:table-cell>
          <table:table-cell table:style-name="ce5"/>
          <table:table-cell table:style-name="ce5" office:value-type="string" calcext:value-type="string">
            <text:p>2025-04-09 12:53:53.659</text:p>
          </table:table-cell>
          <table:table-cell table:style-name="ce5"/>
          <table:table-cell table:style-name="ce5" office:value-type="string" calcext:value-type="string">
            <text:p>2025-04-09 12:53:53.659</text:p>
          </table:table-cell>
          <table:table-cell table:style-name="ce5" table:number-columns-repeated="2"/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9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/>
          <table:table-cell table:style-name="ce5" office:value-type="float" office:value="590648" calcext:value-type="float">
            <text:p>590648</text:p>
          </table:table-cell>
          <table:table-cell table:style-name="ce5"/>
          <table:table-cell table:style-name="ce5" office:value-type="float" office:value="149684" calcext:value-type="float">
            <text:p>149684</text:p>
          </table:table-cell>
          <table:table-cell table:style-name="ce5" table:number-columns-repeated="3"/>
          <table:table-cell table:style-name="ce5" office:value-type="string" calcext:value-type="string">
            <text:p>DES000301CLG9006_0409_T3</text:p>
          </table:table-cell>
          <table:table-cell table:style-name="ce5" office:value-type="string" calcext:value-type="string">
            <text:p>DST DEV GROUP 2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90060006" calcext:value-type="float">
            <text:p>900600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060006" calcext:value-type="float">
            <text:p>900600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VE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7-01-0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9 13:15:28.856</text:p>
          </table:table-cell>
          <table:table-cell table:style-name="ce5"/>
          <table:table-cell table:style-name="ce5" office:value-type="string" calcext:value-type="string">
            <text:p>2025-04-09 13:15:28.856</text:p>
          </table:table-cell>
          <table:table-cell table:style-name="ce5" table:number-columns-repeated="2"/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9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09" calcext:value-type="date">
            <text:p>09/04/25</text:p>
          </table:table-cell>
          <table:table-cell table:style-name="ce5" office:value-type="string" calcext:value-type="string">
            <text:p>Facility</text:p>
          </table:table-cell>
          <table:table-cell table:style-name="ce5"/>
          <table:table-cell table:style-name="ce5" office:value-type="float" office:value="590649" calcext:value-type="float">
            <text:p>590649</text:p>
          </table:table-cell>
          <table:table-cell table:style-name="ce5"/>
          <table:table-cell table:style-name="ce5" office:value-type="float" office:value="149685" calcext:value-type="float">
            <text:p>149685</text:p>
          </table:table-cell>
          <table:table-cell table:style-name="ce5" table:number-columns-repeated="3"/>
          <table:table-cell table:style-name="ce5" office:value-type="string" calcext:value-type="string">
            <text:p>DES000301CLG9006_0409_T4</text:p>
          </table:table-cell>
          <table:table-cell table:style-name="ce5" office:value-type="string" calcext:value-type="string">
            <text:p>DST DEV GROUP 2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CL_GTBWCC_HTC</text:p>
          </table:table-cell>
          <table:table-cell table:style-name="ce5"/>
          <table:table-cell table:number-columns-repeated="2" table:style-name="ce5" office:value-type="string" calcext:value-type="string">
            <text:p>CLP</text:p>
          </table:table-cell>
          <table:table-cell table:style-name="ce5" office:value-type="float" office:value="90060006" calcext:value-type="float">
            <text:p>900600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060006" calcext:value-type="float">
            <text:p>900600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VE</text:p>
          </table:table-cell>
          <table:table-cell table:style-name="ce5"/>
          <table:table-cell table:style-name="ce5" office:value-type="string" calcext:value-type="string">
            <text:p>PGCB020530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27-01-01</text:p>
          </table:table-cell>
          <table:table-cell table:style-name="ce5" office:value-type="string" calcext:value-type="string">
            <text:p>APMF0001009554</text:p>
          </table:table-cell>
          <table:table-cell table:style-name="ce5" office:value-type="string" calcext:value-type="string">
            <text:p>GLOBAL_CONFIRMING</text:p>
          </table:table-cell>
          <table:table-cell table:style-name="ce5" office:value-type="string" calcext:value-type="string">
            <text:p>BSCHS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ANGCBTWCSC</text:p>
          </table:table-cell>
          <table:table-cell table:style-name="ce5" office:value-type="string" calcext:value-type="string">
            <text:p>2025-04-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VOLVING_CREDIT_FACI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CREATION</text:p>
          </table:table-cell>
          <table:table-cell table:style-name="ce5"/>
          <table:table-cell table:style-name="ce5" office:value-type="string" calcext:value-type="string">
            <text:p>2025-04-09 13:16:23.556</text:p>
          </table:table-cell>
          <table:table-cell table:style-name="ce5"/>
          <table:table-cell table:style-name="ce5" office:value-type="string" calcext:value-type="string">
            <text:p>2025-04-09 13:16:23.556</text:p>
          </table:table-cell>
          <table:table-cell table:style-name="ce5" table:number-columns-repeated="2"/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73" calcext:value-type="float">
            <text:p>40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25-04-09</text:p>
          </table:table-cell>
          <table:table-cell table:style-name="ce5" table:number-columns-repeated="2"/>
          <table:table-cell table:style-name="ce5" office:value-type="string" calcext:value-type="string">
            <text:p>2025-04-09</text:p>
          </table:table-cell>
          <table:table-cell table:style-name="ce5" office:value-type="string" calcext:value-type="string">
            <text:p>CONFIRMING</text:p>
          </table:table-cell>
          <table:table-cell table:style-name="ce5" office:value-type="string" calcext:value-type="string">
            <text:p>BSCH</text:p>
          </table:table-cell>
          <table:table-cell table:style-name="ce5" office:value-type="float" office:value="20250409162209" calcext:value-type="float">
            <text:p>20250409162209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 office:value-type="float" office:value="451743" calcext:value-type="float">
            <text:p>451743</text:p>
          </table:table-cell>
          <table:table-cell table:style-name="ce6" office:value-type="float" office:value="585709" calcext:value-type="float">
            <text:p>585709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table:number-columns-repeated="3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1000000000000" calcext:value-type="float">
            <text:p>10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000000000" calcext:value-type="float">
            <text:p>1000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28000" calcext:value-type="float">
            <text:p>2800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3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0 05:41:00.964</text:p>
          </table:table-cell>
          <table:table-cell table:style-name="ce6"/>
          <table:table-cell table:style-name="ce6" office:value-type="string" calcext:value-type="string">
            <text:p>2025-04-09 10:41:07.115</text:p>
          </table:table-cell>
          <table:table-cell table:style-name="ce6" office:value-type="string" calcext:value-type="string">
            <text:p>2025-04-10 05:41:00.964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39" calcext:value-type="float">
            <text:p>451739</text:p>
          </table:table-cell>
          <table:table-cell table:style-name="ce6" office:value-type="float" office:value="585711" calcext:value-type="float">
            <text:p>58571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7" calcext:value-type="float">
            <text:p>416857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0</text:p>
          </table:table-cell>
          <table:table-cell table:style-name="ce6" office:value-type="string" calcext:value-type="string">
            <text:p>CL-CK8-A-CLP-00000059789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995500" calcext:value-type="float">
            <text:p>19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133" calcext:value-type="float">
            <text:p>113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0 05:41:00.964</text:p>
          </table:table-cell>
          <table:table-cell table:number-columns-repeated="3" table:style-name="ce6" office:value-type="string" calcext:value-type="string">
            <text:p>2025-04-10 12:10:53.7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0" calcext:value-type="float">
            <text:p>451740</text:p>
          </table:table-cell>
          <table:table-cell table:style-name="ce6" office:value-type="float" office:value="585712" calcext:value-type="float">
            <text:p>58571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8" calcext:value-type="float">
            <text:p>416858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3</text:p>
          </table:table-cell>
          <table:table-cell table:style-name="ce6" office:value-type="string" calcext:value-type="string">
            <text:p>CL-CK8-A-CLP-000000597895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605500" calcext:value-type="float">
            <text:p>36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647" calcext:value-type="float">
            <text:p>16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0 05:41:00.964</text:p>
          </table:table-cell>
          <table:table-cell table:number-columns-repeated="3" table:style-name="ce6" office:value-type="string" calcext:value-type="string">
            <text:p>2025-04-10 12:10:54.5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1" calcext:value-type="float">
            <text:p>451741</text:p>
          </table:table-cell>
          <table:table-cell table:style-name="ce6" office:value-type="float" office:value="585713" calcext:value-type="float">
            <text:p>58571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9" calcext:value-type="float">
            <text:p>416859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2</text:p>
          </table:table-cell>
          <table:table-cell table:style-name="ce6" office:value-type="string" calcext:value-type="string">
            <text:p>CL-CK8-A-CLP-00000059789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64" calcext:value-type="float">
            <text:p>2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0 05:41:00.964</text:p>
          </table:table-cell>
          <table:table-cell table:number-columns-repeated="3" table:style-name="ce6" office:value-type="string" calcext:value-type="string">
            <text:p>2025-04-10 12:10:54.79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2" calcext:value-type="float">
            <text:p>451742</text:p>
          </table:table-cell>
          <table:table-cell table:style-name="ce6" office:value-type="float" office:value="585714" calcext:value-type="float">
            <text:p>58571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60" calcext:value-type="float">
            <text:p>4168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1</text:p>
          </table:table-cell>
          <table:table-cell table:style-name="ce6" office:value-type="string" calcext:value-type="string">
            <text:p>CL-CK8-A-CLP-00000059789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47" calcext:value-type="float">
            <text:p>3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0 05:41:00.964</text:p>
          </table:table-cell>
          <table:table-cell table:number-columns-repeated="3" table:style-name="ce6" office:value-type="string" calcext:value-type="string">
            <text:p>2025-04-10 12:10:55.038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85710" calcext:value-type="float">
            <text:p>585710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table:number-columns-repeated="3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2500000000000" calcext:value-type="float">
            <text:p>25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0000000000" calcext:value-type="float">
            <text:p>2500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5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8 08:41:42.469</text:p>
          </table:table-cell>
          <table:table-cell table:style-name="ce6"/>
          <table:table-cell table:style-name="ce6" office:value-type="string" calcext:value-type="string">
            <text:p>2025-04-08 08:41:42.469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8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0" calcext:value-type="float">
            <text:p>590640</text:p>
          </table:table-cell>
          <table:table-cell table:style-name="ce6"/>
          <table:table-cell table:style-name="ce6" office:value-type="float" office:value="149681" calcext:value-type="float">
            <text:p>149681</text:p>
          </table:table-cell>
          <table:table-cell table:style-name="ce6" table:number-columns-repeated="3"/>
          <table:table-cell table:style-name="ce6" office:value-type="string" calcext:value-type="string">
            <text:p>DES000301CLE8_0409_T1</text:p>
          </table:table-cell>
          <table:table-cell table:style-name="ce6" office:value-type="string" calcext:value-type="string">
            <text:p>DST DEV-ÄËÏÖÜ-Æ-ÂÊÎÔÛ-Ñ-Ø-Ÿ-?¿ª!¡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8000000000" calcext:value-type="float">
            <text:p>8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0000000" calcext:value-type="float">
            <text:p>8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DEAD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32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1:37:29.871</text:p>
          </table:table-cell>
          <table:table-cell table:style-name="ce6"/>
          <table:table-cell table:style-name="ce6" office:value-type="string" calcext:value-type="string">
            <text:p>2025-04-09 11:37:00.541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5" calcext:value-type="float">
            <text:p>590645</text:p>
          </table:table-cell>
          <table:table-cell table:style-name="ce6"/>
          <table:table-cell table:style-name="ce6" office:value-type="float" office:value="149683" calcext:value-type="float">
            <text:p>149683</text:p>
          </table:table-cell>
          <table:table-cell table:style-name="ce6" table:number-columns-repeated="3"/>
          <table:table-cell table:style-name="ce6" office:value-type="string" calcext:value-type="string">
            <text:p>DES000301CLG9006_0409_T1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000006" calcext:value-type="float">
            <text:p>90000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000006" calcext:value-type="float">
            <text:p>90000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9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8" calcext:value-type="float">
            <text:p>590648</text:p>
          </table:table-cell>
          <table:table-cell table:style-name="ce6"/>
          <table:table-cell table:style-name="ce6" office:value-type="float" office:value="149684" calcext:value-type="float">
            <text:p>149684</text:p>
          </table:table-cell>
          <table:table-cell table:style-name="ce6" table:number-columns-repeated="3"/>
          <table:table-cell table:style-name="ce6" office:value-type="string" calcext:value-type="string">
            <text:p>DES000301CLG9006_0409_T3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0" calcext:value-type="date">
            <text:p>10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9" calcext:value-type="float">
            <text:p>590649</text:p>
          </table:table-cell>
          <table:table-cell table:style-name="ce6"/>
          <table:table-cell table:style-name="ce6" office:value-type="float" office:value="149685" calcext:value-type="float">
            <text:p>149685</text:p>
          </table:table-cell>
          <table:table-cell table:style-name="ce6" table:number-columns-repeated="3"/>
          <table:table-cell table:style-name="ce6" office:value-type="string" calcext:value-type="string">
            <text:p>DES000301CLG9006_0409_T4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 office:value-type="float" office:value="451743" calcext:value-type="float">
            <text:p>451743</text:p>
          </table:table-cell>
          <table:table-cell table:style-name="ce7" office:value-type="float" office:value="585709" calcext:value-type="float">
            <text:p>585709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table:number-columns-repeated="3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1000000000000" calcext:value-type="float">
            <text:p>10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000000000" calcext:value-type="float">
            <text:p>1000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float" office:value="28000" calcext:value-type="float">
            <text:p>2800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3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0 05:41:00.964</text:p>
          </table:table-cell>
          <table:table-cell table:style-name="ce7"/>
          <table:table-cell table:style-name="ce7" office:value-type="string" calcext:value-type="string">
            <text:p>2025-04-09 10:41:07.115</text:p>
          </table:table-cell>
          <table:table-cell table:style-name="ce7" office:value-type="string" calcext:value-type="string">
            <text:p>2025-04-10 05:41:00.964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39" calcext:value-type="float">
            <text:p>451739</text:p>
          </table:table-cell>
          <table:table-cell table:style-name="ce7" office:value-type="float" office:value="585711" calcext:value-type="float">
            <text:p>58571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7" calcext:value-type="float">
            <text:p>416857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0</text:p>
          </table:table-cell>
          <table:table-cell table:style-name="ce7" office:value-type="string" calcext:value-type="string">
            <text:p>CL-CK8-A-CLP-00000059789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95500" calcext:value-type="float">
            <text:p>19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133" calcext:value-type="float">
            <text:p>1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0 05:41:00.964</text:p>
          </table:table-cell>
          <table:table-cell table:number-columns-repeated="3" table:style-name="ce7" office:value-type="string" calcext:value-type="string">
            <text:p>2025-04-10 12:10:53.7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0" calcext:value-type="float">
            <text:p>451740</text:p>
          </table:table-cell>
          <table:table-cell table:style-name="ce7" office:value-type="float" office:value="585712" calcext:value-type="float">
            <text:p>58571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8" calcext:value-type="float">
            <text:p>416858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3</text:p>
          </table:table-cell>
          <table:table-cell table:style-name="ce7" office:value-type="string" calcext:value-type="string">
            <text:p>CL-CK8-A-CLP-000000597895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605500" calcext:value-type="float">
            <text:p>36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647" calcext:value-type="float">
            <text:p>16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0 05:41:00.964</text:p>
          </table:table-cell>
          <table:table-cell table:number-columns-repeated="3" table:style-name="ce7" office:value-type="string" calcext:value-type="string">
            <text:p>2025-04-10 12:10:54.5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1" calcext:value-type="float">
            <text:p>451741</text:p>
          </table:table-cell>
          <table:table-cell table:style-name="ce7" office:value-type="float" office:value="585713" calcext:value-type="float">
            <text:p>58571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9" calcext:value-type="float">
            <text:p>416859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2</text:p>
          </table:table-cell>
          <table:table-cell table:style-name="ce7" office:value-type="string" calcext:value-type="string">
            <text:p>CL-CK8-A-CLP-00000059789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64" calcext:value-type="float">
            <text:p>26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0 05:41:00.964</text:p>
          </table:table-cell>
          <table:table-cell table:number-columns-repeated="3" table:style-name="ce7" office:value-type="string" calcext:value-type="string">
            <text:p>2025-04-10 12:10:54.79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2" calcext:value-type="float">
            <text:p>451742</text:p>
          </table:table-cell>
          <table:table-cell table:style-name="ce7" office:value-type="float" office:value="585714" calcext:value-type="float">
            <text:p>58571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60" calcext:value-type="float">
            <text:p>4168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1</text:p>
          </table:table-cell>
          <table:table-cell table:style-name="ce7" office:value-type="string" calcext:value-type="string">
            <text:p>CL-CK8-A-CLP-00000059789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0 05:41:00.964</text:p>
          </table:table-cell>
          <table:table-cell table:number-columns-repeated="3" table:style-name="ce7" office:value-type="string" calcext:value-type="string">
            <text:p>2025-04-10 12:10:55.038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85710" calcext:value-type="float">
            <text:p>585710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table:number-columns-repeated="3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2500000000000" calcext:value-type="float">
            <text:p>25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00000000000" calcext:value-type="float">
            <text:p>2500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5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8 08:41:42.469</text:p>
          </table:table-cell>
          <table:table-cell table:style-name="ce7"/>
          <table:table-cell table:style-name="ce7" office:value-type="string" calcext:value-type="string">
            <text:p>2025-04-08 08:41:42.469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8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0" calcext:value-type="float">
            <text:p>590640</text:p>
          </table:table-cell>
          <table:table-cell table:style-name="ce7"/>
          <table:table-cell table:style-name="ce7" office:value-type="float" office:value="149681" calcext:value-type="float">
            <text:p>149681</text:p>
          </table:table-cell>
          <table:table-cell table:style-name="ce7" table:number-columns-repeated="3"/>
          <table:table-cell table:style-name="ce7" office:value-type="string" calcext:value-type="string">
            <text:p>DES000301CLE8_0409_T1</text:p>
          </table:table-cell>
          <table:table-cell table:style-name="ce7" office:value-type="string" calcext:value-type="string">
            <text:p>DST DEV-ÄËÏÖÜ-Æ-ÂÊÎÔÛ-Ñ-Ø-Ÿ-?¿ª!¡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8000000000" calcext:value-type="float">
            <text:p>8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00000000" calcext:value-type="float">
            <text:p>8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EAD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32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1:37:29.871</text:p>
          </table:table-cell>
          <table:table-cell table:style-name="ce7"/>
          <table:table-cell table:style-name="ce7" office:value-type="string" calcext:value-type="string">
            <text:p>2025-04-09 11:37:00.541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5" calcext:value-type="float">
            <text:p>590645</text:p>
          </table:table-cell>
          <table:table-cell table:style-name="ce7"/>
          <table:table-cell table:style-name="ce7" office:value-type="float" office:value="149683" calcext:value-type="float">
            <text:p>149683</text:p>
          </table:table-cell>
          <table:table-cell table:style-name="ce7" table:number-columns-repeated="3"/>
          <table:table-cell table:style-name="ce7" office:value-type="string" calcext:value-type="string">
            <text:p>DES000301CLG9006_0409_T1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000006" calcext:value-type="float">
            <text:p>90000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000006" calcext:value-type="float">
            <text:p>90000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9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8" calcext:value-type="float">
            <text:p>590648</text:p>
          </table:table-cell>
          <table:table-cell table:style-name="ce7"/>
          <table:table-cell table:style-name="ce7" office:value-type="float" office:value="149684" calcext:value-type="float">
            <text:p>149684</text:p>
          </table:table-cell>
          <table:table-cell table:style-name="ce7" table:number-columns-repeated="3"/>
          <table:table-cell table:style-name="ce7" office:value-type="string" calcext:value-type="string">
            <text:p>DES000301CLG9006_0409_T3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1" calcext:value-type="date">
            <text:p>11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9" calcext:value-type="float">
            <text:p>590649</text:p>
          </table:table-cell>
          <table:table-cell table:style-name="ce7"/>
          <table:table-cell table:style-name="ce7" office:value-type="float" office:value="149685" calcext:value-type="float">
            <text:p>149685</text:p>
          </table:table-cell>
          <table:table-cell table:style-name="ce7" table:number-columns-repeated="3"/>
          <table:table-cell table:style-name="ce7" office:value-type="string" calcext:value-type="string">
            <text:p>DES000301CLG9006_0409_T4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0173923" calcext:value-type="float">
            <text:p>20250410173923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 office:value-type="float" office:value="451743" calcext:value-type="float">
            <text:p>451743</text:p>
          </table:table-cell>
          <table:table-cell table:style-name="ce6" office:value-type="float" office:value="585709" calcext:value-type="float">
            <text:p>585709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table:number-columns-repeated="3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1000000000000" calcext:value-type="float">
            <text:p>10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79399000" calcext:value-type="float">
            <text:p>999979399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28000" calcext:value-type="float">
            <text:p>2800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3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style-name="ce6" office:value-type="string" calcext:value-type="string">
            <text:p>2025-04-10 05:41:00.964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4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39" calcext:value-type="float">
            <text:p>451739</text:p>
          </table:table-cell>
          <table:table-cell table:style-name="ce6" office:value-type="float" office:value="585711" calcext:value-type="float">
            <text:p>58571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7" calcext:value-type="float">
            <text:p>416857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0</text:p>
          </table:table-cell>
          <table:table-cell table:style-name="ce6" office:value-type="string" calcext:value-type="string">
            <text:p>CL-CK8-A-CLP-00000059789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995500" calcext:value-type="float">
            <text:p>19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133" calcext:value-type="float">
            <text:p>113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3" table:style-name="ce6" office:value-type="string" calcext:value-type="string">
            <text:p>2025-04-10 12:10:53.7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0" calcext:value-type="float">
            <text:p>451740</text:p>
          </table:table-cell>
          <table:table-cell table:style-name="ce6" office:value-type="float" office:value="585712" calcext:value-type="float">
            <text:p>58571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8" calcext:value-type="float">
            <text:p>416858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3</text:p>
          </table:table-cell>
          <table:table-cell table:style-name="ce6" office:value-type="string" calcext:value-type="string">
            <text:p>CL-CK8-A-CLP-000000597895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605500" calcext:value-type="float">
            <text:p>36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647" calcext:value-type="float">
            <text:p>16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3" table:style-name="ce6" office:value-type="string" calcext:value-type="string">
            <text:p>2025-04-10 12:10:54.5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1" calcext:value-type="float">
            <text:p>451741</text:p>
          </table:table-cell>
          <table:table-cell table:style-name="ce6" office:value-type="float" office:value="585713" calcext:value-type="float">
            <text:p>58571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9" calcext:value-type="float">
            <text:p>416859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2</text:p>
          </table:table-cell>
          <table:table-cell table:style-name="ce6" office:value-type="string" calcext:value-type="string">
            <text:p>CL-CK8-A-CLP-00000059789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64" calcext:value-type="float">
            <text:p>2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3" table:style-name="ce6" office:value-type="string" calcext:value-type="string">
            <text:p>2025-04-10 12:10:54.79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2" calcext:value-type="float">
            <text:p>451742</text:p>
          </table:table-cell>
          <table:table-cell table:style-name="ce6" office:value-type="float" office:value="585714" calcext:value-type="float">
            <text:p>58571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60" calcext:value-type="float">
            <text:p>4168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1</text:p>
          </table:table-cell>
          <table:table-cell table:style-name="ce6" office:value-type="string" calcext:value-type="string">
            <text:p>CL-CK8-A-CLP-00000059789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47" calcext:value-type="float">
            <text:p>3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3" table:style-name="ce6" office:value-type="string" calcext:value-type="string">
            <text:p>2025-04-10 12:10:55.038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2" calcext:value-type="float">
            <text:p>460932</text:p>
          </table:table-cell>
          <table:table-cell table:style-name="ce6" office:value-type="float" office:value="597430" calcext:value-type="float">
            <text:p>597430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0" calcext:value-type="float">
            <text:p>4239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1</text:p>
          </table:table-cell>
          <table:table-cell table:style-name="ce6" office:value-type="string" calcext:value-type="string">
            <text:p>CL-CK8-A-CLP-00000059797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1500" calcext:value-type="float">
            <text:p>611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1500" calcext:value-type="float">
            <text:p>611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94" calcext:value-type="float">
            <text:p>694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2" table:style-name="ce6" office:value-type="string" calcext:value-type="string">
            <text:p>2025-04-11 10:41:08.245</text:p>
          </table:table-cell>
          <table:table-cell table:style-name="ce6" office:value-type="string" calcext:value-type="string">
            <text:p>2025-04-14 13:38:46.726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3" calcext:value-type="float">
            <text:p>460933</text:p>
          </table:table-cell>
          <table:table-cell table:style-name="ce6" office:value-type="float" office:value="597431" calcext:value-type="float">
            <text:p>59743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1" calcext:value-type="float">
            <text:p>423961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5-TA000000000026155</text:p>
          </table:table-cell>
          <table:table-cell table:style-name="ce6" office:value-type="string" calcext:value-type="string">
            <text:p>CL-CK6-A-CLP-00000059797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86" calcext:value-type="float">
            <text:p>100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69" calcext:value-type="float">
            <text:p>8069</text:p>
          </table:table-cell>
          <table:table-cell table:style-name="ce6" office:value-type="float" office:value="2017" calcext:value-type="float">
            <text:p>20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86" calcext:value-type="float">
            <text:p>10086</text:p>
          </table:table-cell>
          <table:table-cell table:style-name="ce6" office:value-type="float" office:value="8069" calcext:value-type="float">
            <text:p>8069</text:p>
          </table:table-cell>
          <table:table-cell table:style-name="ce6" office:value-type="float" office:value="2017" calcext:value-type="float">
            <text:p>2017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2" table:style-name="ce6" office:value-type="string" calcext:value-type="string">
            <text:p>2025-04-11 10:41:08.455</text:p>
          </table:table-cell>
          <table:table-cell table:style-name="ce6" office:value-type="string" calcext:value-type="string">
            <text:p>2025-04-14 13:38:46.345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4" calcext:value-type="float">
            <text:p>460934</text:p>
          </table:table-cell>
          <table:table-cell table:style-name="ce6" office:value-type="float" office:value="597432" calcext:value-type="float">
            <text:p>59743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2" calcext:value-type="float">
            <text:p>423962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0</text:p>
          </table:table-cell>
          <table:table-cell table:style-name="ce6" office:value-type="string" calcext:value-type="string">
            <text:p>CL-CK8-A-CLP-000000597974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95500" calcext:value-type="float">
            <text:p>579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95500" calcext:value-type="float">
            <text:p>579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81" calcext:value-type="float">
            <text:p>65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81" calcext:value-type="float">
            <text:p>658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581" calcext:value-type="float">
            <text:p>658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2" table:style-name="ce6" office:value-type="string" calcext:value-type="string">
            <text:p>2025-04-11 10:41:08.975</text:p>
          </table:table-cell>
          <table:table-cell table:style-name="ce6" office:value-type="string" calcext:value-type="string">
            <text:p>2025-04-14 13:38:46.604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5" calcext:value-type="float">
            <text:p>460935</text:p>
          </table:table-cell>
          <table:table-cell table:style-name="ce6" office:value-type="float" office:value="597433" calcext:value-type="float">
            <text:p>59743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3" calcext:value-type="float">
            <text:p>423963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2</text:p>
          </table:table-cell>
          <table:table-cell table:style-name="ce6" office:value-type="string" calcext:value-type="string">
            <text:p>CL-CK8-A-CLP-00000059797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7500" calcext:value-type="float">
            <text:p>57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7500" calcext:value-type="float">
            <text:p>577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27" calcext:value-type="float">
            <text:p>527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2" table:style-name="ce6" office:value-type="string" calcext:value-type="string">
            <text:p>2025-04-11 10:41:09.209</text:p>
          </table:table-cell>
          <table:table-cell table:style-name="ce6" office:value-type="string" calcext:value-type="string">
            <text:p>2025-04-14 13:38:46.861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6" calcext:value-type="float">
            <text:p>460936</text:p>
          </table:table-cell>
          <table:table-cell table:style-name="ce6" office:value-type="float" office:value="597434" calcext:value-type="float">
            <text:p>59743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4" calcext:value-type="float">
            <text:p>423964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3</text:p>
          </table:table-cell>
          <table:table-cell table:style-name="ce6" office:value-type="string" calcext:value-type="string">
            <text:p>CL-CK8-A-CLP-00000059797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05500" calcext:value-type="float">
            <text:p>43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05500" calcext:value-type="float">
            <text:p>43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32" calcext:value-type="float">
            <text:p>39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932" calcext:value-type="float">
            <text:p>393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4 12:41:29.097</text:p>
          </table:table-cell>
          <table:table-cell table:number-columns-repeated="2" table:style-name="ce6" office:value-type="string" calcext:value-type="string">
            <text:p>2025-04-11 10:41:08.703</text:p>
          </table:table-cell>
          <table:table-cell table:style-name="ce6" office:value-type="string" calcext:value-type="string">
            <text:p>2025-04-14 13:38:46.99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69" calcext:value-type="float">
            <text:p>460969</text:p>
          </table:table-cell>
          <table:table-cell table:style-name="ce6" office:value-type="float" office:value="597472" calcext:value-type="float">
            <text:p>59747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90" calcext:value-type="float">
            <text:p>42399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4-TA000000000026290</text:p>
          </table:table-cell>
          <table:table-cell table:style-name="ce6" office:value-type="string" calcext:value-type="string">
            <text:p>CL-C1K-A-CLP-000000602990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05500" calcext:value-type="float">
            <text:p>22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05500" calcext:value-type="float">
            <text:p>22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81" calcext:value-type="float">
            <text:p>8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440" calcext:value-type="float">
            <text:p>4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81" calcext:value-type="float">
            <text:p>881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440" calcext:value-type="float">
            <text:p>440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number-columns-repeated="3" table:style-name="ce6" office:value-type="string" calcext:value-type="string">
            <text:p>2025-04-14 12:41:29.097</text:p>
          </table:table-cell>
          <table:table-cell table:style-name="ce6" office:value-type="string" calcext:value-type="string">
            <text:p>2025-04-14 13:38:46.479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4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85710" calcext:value-type="float">
            <text:p>585710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table:number-columns-repeated="3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2500000000000" calcext:value-type="float">
            <text:p>25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99993894500" calcext:value-type="float">
            <text:p>24999938945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5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1 10:41:07.615</text:p>
          </table:table-cell>
          <table:table-cell table:style-name="ce6"/>
          <table:table-cell table:style-name="ce6" office:value-type="string" calcext:value-type="string">
            <text:p>2025-04-11 10:41:07.615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1" calcext:value-type="float">
            <text:p>460931</text:p>
          </table:table-cell>
          <table:table-cell table:style-name="ce6" office:value-type="float" office:value="597429" calcext:value-type="float">
            <text:p>597429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office:value-type="float" office:value="423959" calcext:value-type="float">
            <text:p>423959</text:p>
          </table:table-cell>
          <table:table-cell table:style-name="ce6" table:number-columns-repeated="2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office:value-type="string" calcext:value-type="string">
            <text:p>000301CL-C24O3-TA000000000026154</text:p>
          </table:table-cell>
          <table:table-cell table:style-name="ce6" office:value-type="string" calcext:value-type="string">
            <text:p>CL-CD7-A-CLP-000000597977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33" calcext:value-type="float">
            <text:p>69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33" calcext:value-type="float">
            <text:p>693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933" calcext:value-type="float">
            <text:p>6933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number-columns-repeated="3" table:style-name="ce6" office:value-type="string" calcext:value-type="string">
            <text:p>2025-04-11 10:41:07.615</text:p>
          </table:table-cell>
          <table:table-cell table:style-name="ce6" office:value-type="string" calcext:value-type="string">
            <text:p>2025-04-14 13:38:45.65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0" calcext:value-type="float">
            <text:p>590640</text:p>
          </table:table-cell>
          <table:table-cell table:style-name="ce6"/>
          <table:table-cell table:style-name="ce6" office:value-type="float" office:value="149681" calcext:value-type="float">
            <text:p>149681</text:p>
          </table:table-cell>
          <table:table-cell table:style-name="ce6" table:number-columns-repeated="3"/>
          <table:table-cell table:style-name="ce6" office:value-type="string" calcext:value-type="string">
            <text:p>DES000301CLE8_0409_T1</text:p>
          </table:table-cell>
          <table:table-cell table:style-name="ce6" office:value-type="string" calcext:value-type="string">
            <text:p>DST DEV-ÄËÏÖÜ-Æ-ÂÊÎÔÛ-Ñ-Ø-Ÿ-?¿ª!¡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8000000000" calcext:value-type="float">
            <text:p>8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0000000" calcext:value-type="float">
            <text:p>8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DEAD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32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1:37:29.871</text:p>
          </table:table-cell>
          <table:table-cell table:style-name="ce6"/>
          <table:table-cell table:style-name="ce6" office:value-type="string" calcext:value-type="string">
            <text:p>2025-04-09 11:37:00.541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5" calcext:value-type="float">
            <text:p>590645</text:p>
          </table:table-cell>
          <table:table-cell table:style-name="ce6"/>
          <table:table-cell table:style-name="ce6" office:value-type="float" office:value="149683" calcext:value-type="float">
            <text:p>149683</text:p>
          </table:table-cell>
          <table:table-cell table:style-name="ce6" table:number-columns-repeated="3"/>
          <table:table-cell table:style-name="ce6" office:value-type="string" calcext:value-type="string">
            <text:p>DES000301CLG9006_0409_T1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000006" calcext:value-type="float">
            <text:p>90000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000006" calcext:value-type="float">
            <text:p>90000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9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8" calcext:value-type="float">
            <text:p>590648</text:p>
          </table:table-cell>
          <table:table-cell table:style-name="ce6"/>
          <table:table-cell table:style-name="ce6" office:value-type="float" office:value="149684" calcext:value-type="float">
            <text:p>149684</text:p>
          </table:table-cell>
          <table:table-cell table:style-name="ce6" table:number-columns-repeated="3"/>
          <table:table-cell table:style-name="ce6" office:value-type="string" calcext:value-type="string">
            <text:p>DES000301CLG9006_0409_T3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4" calcext:value-type="date">
            <text:p>14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9" calcext:value-type="float">
            <text:p>590649</text:p>
          </table:table-cell>
          <table:table-cell table:style-name="ce6"/>
          <table:table-cell table:style-name="ce6" office:value-type="float" office:value="149685" calcext:value-type="float">
            <text:p>149685</text:p>
          </table:table-cell>
          <table:table-cell table:style-name="ce6" table:number-columns-repeated="3"/>
          <table:table-cell table:style-name="ce6" office:value-type="string" calcext:value-type="string">
            <text:p>DES000301CLG9006_0409_T4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4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4160655" calcext:value-type="float">
            <text:p>20250414160655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 office:value-type="float" office:value="451743" calcext:value-type="float">
            <text:p>451743</text:p>
          </table:table-cell>
          <table:table-cell table:style-name="ce7" office:value-type="float" office:value="585709" calcext:value-type="float">
            <text:p>585709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table:number-columns-repeated="3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1000000000000" calcext:value-type="float">
            <text:p>10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99992894500" calcext:value-type="float">
            <text:p>999992894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float" office:value="28000" calcext:value-type="float">
            <text:p>2800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3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style-name="ce7"/>
          <table:table-cell table:style-name="ce7" office:value-type="string" calcext:value-type="string">
            <text:p>2025-04-15 11:41:16.875</text:p>
          </table:table-cell>
          <table:table-cell table:style-name="ce7" office:value-type="string" calcext:value-type="string">
            <text:p>2025-04-10 05:41:00.964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39" calcext:value-type="float">
            <text:p>451739</text:p>
          </table:table-cell>
          <table:table-cell table:style-name="ce7" office:value-type="float" office:value="585711" calcext:value-type="float">
            <text:p>58571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7" calcext:value-type="float">
            <text:p>416857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0</text:p>
          </table:table-cell>
          <table:table-cell table:style-name="ce7" office:value-type="string" calcext:value-type="string">
            <text:p>CL-CK8-A-CLP-00000059789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95500" calcext:value-type="float">
            <text:p>19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133" calcext:value-type="float">
            <text:p>1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0 12:10:53.7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0" calcext:value-type="float">
            <text:p>451740</text:p>
          </table:table-cell>
          <table:table-cell table:style-name="ce7" office:value-type="float" office:value="585712" calcext:value-type="float">
            <text:p>58571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8" calcext:value-type="float">
            <text:p>416858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3</text:p>
          </table:table-cell>
          <table:table-cell table:style-name="ce7" office:value-type="string" calcext:value-type="string">
            <text:p>CL-CK8-A-CLP-000000597895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605500" calcext:value-type="float">
            <text:p>36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647" calcext:value-type="float">
            <text:p>16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0 12:10:54.5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1" calcext:value-type="float">
            <text:p>451741</text:p>
          </table:table-cell>
          <table:table-cell table:style-name="ce7" office:value-type="float" office:value="585713" calcext:value-type="float">
            <text:p>58571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9" calcext:value-type="float">
            <text:p>416859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2</text:p>
          </table:table-cell>
          <table:table-cell table:style-name="ce7" office:value-type="string" calcext:value-type="string">
            <text:p>CL-CK8-A-CLP-00000059789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64" calcext:value-type="float">
            <text:p>26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0 12:10:54.79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2" calcext:value-type="float">
            <text:p>451742</text:p>
          </table:table-cell>
          <table:table-cell table:style-name="ce7" office:value-type="float" office:value="585714" calcext:value-type="float">
            <text:p>58571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60" calcext:value-type="float">
            <text:p>4168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1</text:p>
          </table:table-cell>
          <table:table-cell table:style-name="ce7" office:value-type="string" calcext:value-type="string">
            <text:p>CL-CK8-A-CLP-00000059789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0 12:10:55.038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2" calcext:value-type="float">
            <text:p>460932</text:p>
          </table:table-cell>
          <table:table-cell table:style-name="ce7" office:value-type="float" office:value="597430" calcext:value-type="float">
            <text:p>597430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0" calcext:value-type="float">
            <text:p>4239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1</text:p>
          </table:table-cell>
          <table:table-cell table:style-name="ce7" office:value-type="string" calcext:value-type="string">
            <text:p>CL-CK8-A-CLP-00000059797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94" calcext:value-type="float">
            <text:p>69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5 11:41:16.875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3" calcext:value-type="float">
            <text:p>460933</text:p>
          </table:table-cell>
          <table:table-cell table:style-name="ce7" office:value-type="float" office:value="597431" calcext:value-type="float">
            <text:p>59743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1" calcext:value-type="float">
            <text:p>423961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5-TA000000000026155</text:p>
          </table:table-cell>
          <table:table-cell table:style-name="ce7" office:value-type="string" calcext:value-type="string">
            <text:p>CL-CK6-A-CLP-00000059797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105500" calcext:value-type="float">
            <text:p>7105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105500" calcext:value-type="float">
            <text:p>7105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86" calcext:value-type="float">
            <text:p>100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86" calcext:value-type="float">
            <text:p>1008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086" calcext:value-type="float">
            <text:p>10086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2" table:style-name="ce7" office:value-type="string" calcext:value-type="string">
            <text:p>2025-04-11 10:41:08.455</text:p>
          </table:table-cell>
          <table:table-cell table:style-name="ce7" office:value-type="string" calcext:value-type="string">
            <text:p>2025-04-15 14:00:20.704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1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4" calcext:value-type="float">
            <text:p>460934</text:p>
          </table:table-cell>
          <table:table-cell table:style-name="ce7" office:value-type="float" office:value="597432" calcext:value-type="float">
            <text:p>59743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2" calcext:value-type="float">
            <text:p>423962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0</text:p>
          </table:table-cell>
          <table:table-cell table:style-name="ce7" office:value-type="string" calcext:value-type="string">
            <text:p>CL-CK8-A-CLP-000000597974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95500" calcext:value-type="float">
            <text:p>57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581" calcext:value-type="float">
            <text:p>65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5 11:41:15.78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5" calcext:value-type="float">
            <text:p>460935</text:p>
          </table:table-cell>
          <table:table-cell table:style-name="ce7" office:value-type="float" office:value="597433" calcext:value-type="float">
            <text:p>59743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3" calcext:value-type="float">
            <text:p>423963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2</text:p>
          </table:table-cell>
          <table:table-cell table:style-name="ce7" office:value-type="string" calcext:value-type="string">
            <text:p>CL-CK8-A-CLP-00000059797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27" calcext:value-type="float">
            <text:p>52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5 11:41:16.59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6" calcext:value-type="float">
            <text:p>460936</text:p>
          </table:table-cell>
          <table:table-cell table:style-name="ce7" office:value-type="float" office:value="597434" calcext:value-type="float">
            <text:p>59743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4" calcext:value-type="float">
            <text:p>423964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3</text:p>
          </table:table-cell>
          <table:table-cell table:style-name="ce7" office:value-type="string" calcext:value-type="string">
            <text:p>CL-CK8-A-CLP-00000059797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305500" calcext:value-type="float">
            <text:p>43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932" calcext:value-type="float">
            <text:p>39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6:41:06.277</text:p>
          </table:table-cell>
          <table:table-cell table:number-columns-repeated="3" table:style-name="ce7" office:value-type="string" calcext:value-type="string">
            <text:p>2025-04-15 11:41:16.309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69" calcext:value-type="float">
            <text:p>460969</text:p>
          </table:table-cell>
          <table:table-cell table:style-name="ce7" office:value-type="float" office:value="597472" calcext:value-type="float">
            <text:p>59747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90" calcext:value-type="float">
            <text:p>42399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4-TA000000000026290</text:p>
          </table:table-cell>
          <table:table-cell table:style-name="ce7" office:value-type="string" calcext:value-type="string">
            <text:p>CL-C1K-A-CLP-000000602990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05500" calcext:value-type="float">
            <text:p>22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881" calcext:value-type="float">
            <text:p>8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number-columns-repeated="4" table:style-name="ce7" office:value-type="string" calcext:value-type="string">
            <text:p>2025-04-15 06:41:06.277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85710" calcext:value-type="float">
            <text:p>585710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table:number-columns-repeated="3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2500000000000" calcext:value-type="float">
            <text:p>25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99993894500" calcext:value-type="float">
            <text:p>2499993894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5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5:41:08.848</text:p>
          </table:table-cell>
          <table:table-cell table:style-name="ce7"/>
          <table:table-cell table:style-name="ce7" office:value-type="string" calcext:value-type="string">
            <text:p>2025-04-11 10:41:07.615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1" calcext:value-type="float">
            <text:p>460931</text:p>
          </table:table-cell>
          <table:table-cell table:style-name="ce7" office:value-type="float" office:value="597429" calcext:value-type="float">
            <text:p>597429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office:value-type="float" office:value="423959" calcext:value-type="float">
            <text:p>423959</text:p>
          </table:table-cell>
          <table:table-cell table:style-name="ce7" table:number-columns-repeated="2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office:value-type="string" calcext:value-type="string">
            <text:p>000301CL-C24O3-TA000000000026154</text:p>
          </table:table-cell>
          <table:table-cell table:style-name="ce7" office:value-type="string" calcext:value-type="string">
            <text:p>CL-CD7-A-CLP-000000597977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33" calcext:value-type="float">
            <text:p>69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5275" calcext:value-type="float">
            <text:p>30527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58002" calcext:value-type="float">
            <text:p>580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8002" calcext:value-type="float">
            <text:p>5800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number-columns-repeated="3" table:style-name="ce7" office:value-type="string" calcext:value-type="string">
            <text:p>2025-04-15 05:41:08.848</text:p>
          </table:table-cell>
          <table:table-cell table:style-name="ce7" office:value-type="string" calcext:value-type="string">
            <text:p>2025-04-15 14:00:19.53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0" calcext:value-type="float">
            <text:p>590640</text:p>
          </table:table-cell>
          <table:table-cell table:style-name="ce7"/>
          <table:table-cell table:style-name="ce7" office:value-type="float" office:value="149681" calcext:value-type="float">
            <text:p>149681</text:p>
          </table:table-cell>
          <table:table-cell table:style-name="ce7" table:number-columns-repeated="3"/>
          <table:table-cell table:style-name="ce7" office:value-type="string" calcext:value-type="string">
            <text:p>DES000301CLE8_0409_T1</text:p>
          </table:table-cell>
          <table:table-cell table:style-name="ce7" office:value-type="string" calcext:value-type="string">
            <text:p>DST DEV-ÄËÏÖÜ-Æ-ÂÊÎÔÛ-Ñ-Ø-Ÿ-?¿ª!¡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8000000000" calcext:value-type="float">
            <text:p>8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00000000" calcext:value-type="float">
            <text:p>8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EAD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32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1:37:29.871</text:p>
          </table:table-cell>
          <table:table-cell table:style-name="ce7"/>
          <table:table-cell table:style-name="ce7" office:value-type="string" calcext:value-type="string">
            <text:p>2025-04-09 11:37:00.541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5" calcext:value-type="float">
            <text:p>590645</text:p>
          </table:table-cell>
          <table:table-cell table:style-name="ce7"/>
          <table:table-cell table:style-name="ce7" office:value-type="float" office:value="149683" calcext:value-type="float">
            <text:p>149683</text:p>
          </table:table-cell>
          <table:table-cell table:style-name="ce7" table:number-columns-repeated="3"/>
          <table:table-cell table:style-name="ce7" office:value-type="string" calcext:value-type="string">
            <text:p>DES000301CLG9006_0409_T1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000006" calcext:value-type="float">
            <text:p>90000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000006" calcext:value-type="float">
            <text:p>90000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9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8" calcext:value-type="float">
            <text:p>590648</text:p>
          </table:table-cell>
          <table:table-cell table:style-name="ce7"/>
          <table:table-cell table:style-name="ce7" office:value-type="float" office:value="149684" calcext:value-type="float">
            <text:p>149684</text:p>
          </table:table-cell>
          <table:table-cell table:style-name="ce7" table:number-columns-repeated="3"/>
          <table:table-cell table:style-name="ce7" office:value-type="string" calcext:value-type="string">
            <text:p>DES000301CLG9006_0409_T3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5" calcext:value-type="date">
            <text:p>15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9" calcext:value-type="float">
            <text:p>590649</text:p>
          </table:table-cell>
          <table:table-cell table:style-name="ce7"/>
          <table:table-cell table:style-name="ce7" office:value-type="float" office:value="149685" calcext:value-type="float">
            <text:p>149685</text:p>
          </table:table-cell>
          <table:table-cell table:style-name="ce7" table:number-columns-repeated="3"/>
          <table:table-cell table:style-name="ce7" office:value-type="string" calcext:value-type="string">
            <text:p>DES000301CLG9006_0409_T4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5164234" calcext:value-type="float">
            <text:p>20250415164234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 office:value-type="float" office:value="451743" calcext:value-type="float">
            <text:p>451743</text:p>
          </table:table-cell>
          <table:table-cell table:style-name="ce6" office:value-type="float" office:value="585709" calcext:value-type="float">
            <text:p>585709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table:number-columns-repeated="3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1000000000000" calcext:value-type="float">
            <text:p>10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90894500" calcext:value-type="float">
            <text:p>9999908945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28000" calcext:value-type="float">
            <text:p>2800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3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style-name="ce6" office:value-type="string" calcext:value-type="string">
            <text:p>2025-04-10 05:41:00.964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6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39" calcext:value-type="float">
            <text:p>451739</text:p>
          </table:table-cell>
          <table:table-cell table:style-name="ce6" office:value-type="float" office:value="585711" calcext:value-type="float">
            <text:p>58571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7" calcext:value-type="float">
            <text:p>416857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0</text:p>
          </table:table-cell>
          <table:table-cell table:style-name="ce6" office:value-type="string" calcext:value-type="string">
            <text:p>CL-CK8-A-CLP-00000059789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995500" calcext:value-type="float">
            <text:p>19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133" calcext:value-type="float">
            <text:p>113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3.7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0" calcext:value-type="float">
            <text:p>451740</text:p>
          </table:table-cell>
          <table:table-cell table:style-name="ce6" office:value-type="float" office:value="585712" calcext:value-type="float">
            <text:p>58571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8" calcext:value-type="float">
            <text:p>416858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3</text:p>
          </table:table-cell>
          <table:table-cell table:style-name="ce6" office:value-type="string" calcext:value-type="string">
            <text:p>CL-CK8-A-CLP-000000597895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605500" calcext:value-type="float">
            <text:p>36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647" calcext:value-type="float">
            <text:p>16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4.5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1" calcext:value-type="float">
            <text:p>451741</text:p>
          </table:table-cell>
          <table:table-cell table:style-name="ce6" office:value-type="float" office:value="585713" calcext:value-type="float">
            <text:p>58571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9" calcext:value-type="float">
            <text:p>416859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2</text:p>
          </table:table-cell>
          <table:table-cell table:style-name="ce6" office:value-type="string" calcext:value-type="string">
            <text:p>CL-CK8-A-CLP-00000059789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64" calcext:value-type="float">
            <text:p>2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4.79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2" calcext:value-type="float">
            <text:p>451742</text:p>
          </table:table-cell>
          <table:table-cell table:style-name="ce6" office:value-type="float" office:value="585714" calcext:value-type="float">
            <text:p>58571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60" calcext:value-type="float">
            <text:p>4168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1</text:p>
          </table:table-cell>
          <table:table-cell table:style-name="ce6" office:value-type="string" calcext:value-type="string">
            <text:p>CL-CK8-A-CLP-00000059789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47" calcext:value-type="float">
            <text:p>3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5.038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2" calcext:value-type="float">
            <text:p>460932</text:p>
          </table:table-cell>
          <table:table-cell table:style-name="ce6" office:value-type="float" office:value="597430" calcext:value-type="float">
            <text:p>597430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0" calcext:value-type="float">
            <text:p>4239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1</text:p>
          </table:table-cell>
          <table:table-cell table:style-name="ce6" office:value-type="string" calcext:value-type="string">
            <text:p>CL-CK8-A-CLP-00000059797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94" calcext:value-type="float">
            <text:p>69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875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3" calcext:value-type="float">
            <text:p>460933</text:p>
          </table:table-cell>
          <table:table-cell table:style-name="ce6" office:value-type="float" office:value="597431" calcext:value-type="float">
            <text:p>59743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1" calcext:value-type="float">
            <text:p>423961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5-TA000000000026155</text:p>
          </table:table-cell>
          <table:table-cell table:style-name="ce6" office:value-type="string" calcext:value-type="string">
            <text:p>CL-CK6-A-CLP-00000059797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86" calcext:value-type="float">
            <text:p>100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86" calcext:value-type="float">
            <text:p>1008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0086" calcext:value-type="float">
            <text:p>10086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2" table:style-name="ce6" office:value-type="string" calcext:value-type="string">
            <text:p>2025-04-11 10:41:08.455</text:p>
          </table:table-cell>
          <table:table-cell table:style-name="ce6" office:value-type="string" calcext:value-type="string">
            <text:p>2025-04-15 14:00:20.704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4" calcext:value-type="float">
            <text:p>460934</text:p>
          </table:table-cell>
          <table:table-cell table:style-name="ce6" office:value-type="float" office:value="597432" calcext:value-type="float">
            <text:p>59743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2" calcext:value-type="float">
            <text:p>423962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0</text:p>
          </table:table-cell>
          <table:table-cell table:style-name="ce6" office:value-type="string" calcext:value-type="string">
            <text:p>CL-CK8-A-CLP-000000597974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95500" calcext:value-type="float">
            <text:p>57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581" calcext:value-type="float">
            <text:p>65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6581" calcext:value-type="float">
            <text:p>6581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5.782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6581" calcext:value-type="float">
            <text:p>658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5" calcext:value-type="float">
            <text:p>460935</text:p>
          </table:table-cell>
          <table:table-cell table:style-name="ce6" office:value-type="float" office:value="597433" calcext:value-type="float">
            <text:p>59743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3" calcext:value-type="float">
            <text:p>423963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2</text:p>
          </table:table-cell>
          <table:table-cell table:style-name="ce6" office:value-type="string" calcext:value-type="string">
            <text:p>CL-CK8-A-CLP-00000059797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27" calcext:value-type="float">
            <text:p>52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592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6" calcext:value-type="float">
            <text:p>460936</text:p>
          </table:table-cell>
          <table:table-cell table:style-name="ce6" office:value-type="float" office:value="597434" calcext:value-type="float">
            <text:p>59743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4" calcext:value-type="float">
            <text:p>423964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3</text:p>
          </table:table-cell>
          <table:table-cell table:style-name="ce6" office:value-type="string" calcext:value-type="string">
            <text:p>CL-CK8-A-CLP-00000059797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305500" calcext:value-type="float">
            <text:p>43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932" calcext:value-type="float">
            <text:p>393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309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69" calcext:value-type="float">
            <text:p>460969</text:p>
          </table:table-cell>
          <table:table-cell table:style-name="ce6" office:value-type="float" office:value="597472" calcext:value-type="float">
            <text:p>59747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90" calcext:value-type="float">
            <text:p>42399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4-TA000000000026290</text:p>
          </table:table-cell>
          <table:table-cell table:style-name="ce6" office:value-type="string" calcext:value-type="string">
            <text:p>CL-C1K-A-CLP-000000602990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205500" calcext:value-type="float">
            <text:p>22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881" calcext:value-type="float">
            <text:p>8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881" calcext:value-type="float">
            <text:p>881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06:41:06.277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881" calcext:value-type="float">
            <text:p>88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2098" calcext:value-type="float">
            <text:p>462098</text:p>
          </table:table-cell>
          <table:table-cell table:style-name="ce6" office:value-type="float" office:value="598622" calcext:value-type="float">
            <text:p>59862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5313" calcext:value-type="float">
            <text:p>425313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485</text:p>
          </table:table-cell>
          <table:table-cell table:style-name="ce6" office:value-type="string" calcext:value-type="string">
            <text:p>CL-CK8-A-CLP-000000597982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0000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89" calcext:value-type="float">
            <text:p>3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2278" calcext:value-type="float">
            <text:p>22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9" calcext:value-type="float">
            <text:p>3189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2278" calcext:value-type="float">
            <text:p>2278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22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number-columns-repeated="3" table:style-name="ce6" office:value-type="string" calcext:value-type="string">
            <text:p>2025-04-16 11:42:13.468</text:p>
          </table:table-cell>
          <table:table-cell table:style-name="ce6" office:value-type="string" calcext:value-type="string">
            <text:p>2025-04-16 13:38:24.116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6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85710" calcext:value-type="float">
            <text:p>585710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table:number-columns-repeated="3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2500000000000" calcext:value-type="float">
            <text:p>25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99993894500" calcext:value-type="float">
            <text:p>24999938945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5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5 05:41:08.848</text:p>
          </table:table-cell>
          <table:table-cell table:style-name="ce6"/>
          <table:table-cell table:style-name="ce6" office:value-type="string" calcext:value-type="string">
            <text:p>2025-04-11 10:41:07.615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1" calcext:value-type="float">
            <text:p>460931</text:p>
          </table:table-cell>
          <table:table-cell table:style-name="ce6" office:value-type="float" office:value="597429" calcext:value-type="float">
            <text:p>597429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office:value-type="float" office:value="423959" calcext:value-type="float">
            <text:p>423959</text:p>
          </table:table-cell>
          <table:table-cell table:style-name="ce6" table:number-columns-repeated="2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office:value-type="string" calcext:value-type="string">
            <text:p>000301CL-C24O3-TA000000000026154</text:p>
          </table:table-cell>
          <table:table-cell table:style-name="ce6" office:value-type="string" calcext:value-type="string">
            <text:p>CL-CD7-A-CLP-000000597977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33" calcext:value-type="float">
            <text:p>69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33" calcext:value-type="float">
            <text:p>693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933" calcext:value-type="float">
            <text:p>69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275" calcext:value-type="float">
            <text:p>3052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275" calcext:value-type="float">
            <text:p>30527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05275" calcext:value-type="float">
            <text:p>30527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58002" calcext:value-type="float">
            <text:p>58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002" calcext:value-type="float">
            <text:p>580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number-columns-repeated="3" table:style-name="ce6" office:value-type="string" calcext:value-type="string">
            <text:p>2025-04-15 05:41:08.848</text:p>
          </table:table-cell>
          <table:table-cell table:style-name="ce6" office:value-type="string" calcext:value-type="string">
            <text:p>2025-04-15 14:00:19.53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0" calcext:value-type="float">
            <text:p>590640</text:p>
          </table:table-cell>
          <table:table-cell table:style-name="ce6"/>
          <table:table-cell table:style-name="ce6" office:value-type="float" office:value="149681" calcext:value-type="float">
            <text:p>149681</text:p>
          </table:table-cell>
          <table:table-cell table:style-name="ce6" table:number-columns-repeated="3"/>
          <table:table-cell table:style-name="ce6" office:value-type="string" calcext:value-type="string">
            <text:p>DES000301CLE8_0409_T1</text:p>
          </table:table-cell>
          <table:table-cell table:style-name="ce6" office:value-type="string" calcext:value-type="string">
            <text:p>DST DEV-ÄËÏÖÜ-Æ-ÂÊÎÔÛ-Ñ-Ø-Ÿ-?¿ª!¡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8000000000" calcext:value-type="float">
            <text:p>8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0000000" calcext:value-type="float">
            <text:p>8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DEAD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32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1:37:29.871</text:p>
          </table:table-cell>
          <table:table-cell table:style-name="ce6"/>
          <table:table-cell table:style-name="ce6" office:value-type="string" calcext:value-type="string">
            <text:p>2025-04-09 11:37:00.541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5" calcext:value-type="float">
            <text:p>590645</text:p>
          </table:table-cell>
          <table:table-cell table:style-name="ce6"/>
          <table:table-cell table:style-name="ce6" office:value-type="float" office:value="149683" calcext:value-type="float">
            <text:p>149683</text:p>
          </table:table-cell>
          <table:table-cell table:style-name="ce6" table:number-columns-repeated="3"/>
          <table:table-cell table:style-name="ce6" office:value-type="string" calcext:value-type="string">
            <text:p>DES000301CLG9006_0409_T1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000006" calcext:value-type="float">
            <text:p>90000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000006" calcext:value-type="float">
            <text:p>90000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9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8" calcext:value-type="float">
            <text:p>590648</text:p>
          </table:table-cell>
          <table:table-cell table:style-name="ce6"/>
          <table:table-cell table:style-name="ce6" office:value-type="float" office:value="149684" calcext:value-type="float">
            <text:p>149684</text:p>
          </table:table-cell>
          <table:table-cell table:style-name="ce6" table:number-columns-repeated="3"/>
          <table:table-cell table:style-name="ce6" office:value-type="string" calcext:value-type="string">
            <text:p>DES000301CLG9006_0409_T3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16" calcext:value-type="date">
            <text:p>16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9" calcext:value-type="float">
            <text:p>590649</text:p>
          </table:table-cell>
          <table:table-cell table:style-name="ce6"/>
          <table:table-cell table:style-name="ce6" office:value-type="float" office:value="149685" calcext:value-type="float">
            <text:p>149685</text:p>
          </table:table-cell>
          <table:table-cell table:style-name="ce6" table:number-columns-repeated="3"/>
          <table:table-cell table:style-name="ce6" office:value-type="string" calcext:value-type="string">
            <text:p>DES000301CLG9006_0409_T4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 office:value-type="float" office:value="451743" calcext:value-type="float">
            <text:p>451743</text:p>
          </table:table-cell>
          <table:table-cell table:style-name="ce7" office:value-type="float" office:value="585709" calcext:value-type="float">
            <text:p>585709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table:number-columns-repeated="3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1000000000000" calcext:value-type="float">
            <text:p>10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99990894500" calcext:value-type="float">
            <text:p>999990894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float" office:value="28000" calcext:value-type="float">
            <text:p>2800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3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style-name="ce7" office:value-type="string" calcext:value-type="string">
            <text:p>2025-04-10 05:41:00.964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6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39" calcext:value-type="float">
            <text:p>451739</text:p>
          </table:table-cell>
          <table:table-cell table:style-name="ce7" office:value-type="float" office:value="585711" calcext:value-type="float">
            <text:p>58571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7" calcext:value-type="float">
            <text:p>416857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0</text:p>
          </table:table-cell>
          <table:table-cell table:style-name="ce7" office:value-type="string" calcext:value-type="string">
            <text:p>CL-CK8-A-CLP-00000059789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95500" calcext:value-type="float">
            <text:p>19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133" calcext:value-type="float">
            <text:p>1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0 12:10:53.7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0" calcext:value-type="float">
            <text:p>451740</text:p>
          </table:table-cell>
          <table:table-cell table:style-name="ce7" office:value-type="float" office:value="585712" calcext:value-type="float">
            <text:p>58571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8" calcext:value-type="float">
            <text:p>416858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3</text:p>
          </table:table-cell>
          <table:table-cell table:style-name="ce7" office:value-type="string" calcext:value-type="string">
            <text:p>CL-CK8-A-CLP-000000597895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605500" calcext:value-type="float">
            <text:p>36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647" calcext:value-type="float">
            <text:p>16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0 12:10:54.5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1" calcext:value-type="float">
            <text:p>451741</text:p>
          </table:table-cell>
          <table:table-cell table:style-name="ce7" office:value-type="float" office:value="585713" calcext:value-type="float">
            <text:p>58571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9" calcext:value-type="float">
            <text:p>416859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2</text:p>
          </table:table-cell>
          <table:table-cell table:style-name="ce7" office:value-type="string" calcext:value-type="string">
            <text:p>CL-CK8-A-CLP-00000059789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64" calcext:value-type="float">
            <text:p>26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0 12:10:54.79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2" calcext:value-type="float">
            <text:p>451742</text:p>
          </table:table-cell>
          <table:table-cell table:style-name="ce7" office:value-type="float" office:value="585714" calcext:value-type="float">
            <text:p>58571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60" calcext:value-type="float">
            <text:p>4168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1</text:p>
          </table:table-cell>
          <table:table-cell table:style-name="ce7" office:value-type="string" calcext:value-type="string">
            <text:p>CL-CK8-A-CLP-00000059789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0 12:10:55.038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2" calcext:value-type="float">
            <text:p>460932</text:p>
          </table:table-cell>
          <table:table-cell table:style-name="ce7" office:value-type="float" office:value="597430" calcext:value-type="float">
            <text:p>597430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0" calcext:value-type="float">
            <text:p>4239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1</text:p>
          </table:table-cell>
          <table:table-cell table:style-name="ce7" office:value-type="string" calcext:value-type="string">
            <text:p>CL-CK8-A-CLP-00000059797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94" calcext:value-type="float">
            <text:p>69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5 11:41:16.875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3" calcext:value-type="float">
            <text:p>460933</text:p>
          </table:table-cell>
          <table:table-cell table:style-name="ce7" office:value-type="float" office:value="597431" calcext:value-type="float">
            <text:p>59743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1" calcext:value-type="float">
            <text:p>423961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5-TA000000000026155</text:p>
          </table:table-cell>
          <table:table-cell table:style-name="ce7" office:value-type="string" calcext:value-type="string">
            <text:p>CL-CK6-A-CLP-00000059797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105500" calcext:value-type="float">
            <text:p>7105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105500" calcext:value-type="float">
            <text:p>7105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86" calcext:value-type="float">
            <text:p>100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86" calcext:value-type="float">
            <text:p>1008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086" calcext:value-type="float">
            <text:p>10086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2" table:style-name="ce7" office:value-type="string" calcext:value-type="string">
            <text:p>2025-04-11 10:41:08.455</text:p>
          </table:table-cell>
          <table:table-cell table:style-name="ce7" office:value-type="string" calcext:value-type="string">
            <text:p>2025-04-15 14:00:20.704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1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4" calcext:value-type="float">
            <text:p>460934</text:p>
          </table:table-cell>
          <table:table-cell table:style-name="ce7" office:value-type="float" office:value="597432" calcext:value-type="float">
            <text:p>59743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2" calcext:value-type="float">
            <text:p>423962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0</text:p>
          </table:table-cell>
          <table:table-cell table:style-name="ce7" office:value-type="string" calcext:value-type="string">
            <text:p>CL-CK8-A-CLP-000000597974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95500" calcext:value-type="float">
            <text:p>57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581" calcext:value-type="float">
            <text:p>65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5 11:41:15.78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5" calcext:value-type="float">
            <text:p>460935</text:p>
          </table:table-cell>
          <table:table-cell table:style-name="ce7" office:value-type="float" office:value="597433" calcext:value-type="float">
            <text:p>59743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3" calcext:value-type="float">
            <text:p>423963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2</text:p>
          </table:table-cell>
          <table:table-cell table:style-name="ce7" office:value-type="string" calcext:value-type="string">
            <text:p>CL-CK8-A-CLP-00000059797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27" calcext:value-type="float">
            <text:p>52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5 11:41:16.59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6" calcext:value-type="float">
            <text:p>460936</text:p>
          </table:table-cell>
          <table:table-cell table:style-name="ce7" office:value-type="float" office:value="597434" calcext:value-type="float">
            <text:p>59743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4" calcext:value-type="float">
            <text:p>423964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3</text:p>
          </table:table-cell>
          <table:table-cell table:style-name="ce7" office:value-type="string" calcext:value-type="string">
            <text:p>CL-CK8-A-CLP-00000059797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305500" calcext:value-type="float">
            <text:p>43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932" calcext:value-type="float">
            <text:p>39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5 11:41:16.309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69" calcext:value-type="float">
            <text:p>460969</text:p>
          </table:table-cell>
          <table:table-cell table:style-name="ce7" office:value-type="float" office:value="597472" calcext:value-type="float">
            <text:p>59747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90" calcext:value-type="float">
            <text:p>42399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4-TA000000000026290</text:p>
          </table:table-cell>
          <table:table-cell table:style-name="ce7" office:value-type="string" calcext:value-type="string">
            <text:p>CL-C1K-A-CLP-000000602990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05500" calcext:value-type="float">
            <text:p>22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881" calcext:value-type="float">
            <text:p>8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6 11:42:13.468</text:p>
          </table:table-cell>
          <table:table-cell table:number-columns-repeated="3" table:style-name="ce7" office:value-type="string" calcext:value-type="string">
            <text:p>2025-04-15 06:41:06.277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2098" calcext:value-type="float">
            <text:p>462098</text:p>
          </table:table-cell>
          <table:table-cell table:style-name="ce7" office:value-type="float" office:value="598622" calcext:value-type="float">
            <text:p>59862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5313" calcext:value-type="float">
            <text:p>425313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485</text:p>
          </table:table-cell>
          <table:table-cell table:style-name="ce7" office:value-type="string" calcext:value-type="string">
            <text:p>CL-CK8-A-CLP-00000059798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189" calcext:value-type="float">
            <text:p>31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float" office:value="2278" calcext:value-type="float">
            <text:p>227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189" calcext:value-type="float">
            <text:p>3189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float" office:value="2278" calcext:value-type="float">
            <text:p>2278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number-columns-repeated="3" table:style-name="ce7" office:value-type="string" calcext:value-type="string">
            <text:p>2025-04-16 11:42:13.468</text:p>
          </table:table-cell>
          <table:table-cell table:style-name="ce7" office:value-type="string" calcext:value-type="string">
            <text:p>2025-04-16 13:38:24.116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6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85710" calcext:value-type="float">
            <text:p>585710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table:number-columns-repeated="3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2500000000000" calcext:value-type="float">
            <text:p>25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99993894500" calcext:value-type="float">
            <text:p>2499993894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5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15 05:41:08.848</text:p>
          </table:table-cell>
          <table:table-cell table:style-name="ce7"/>
          <table:table-cell table:style-name="ce7" office:value-type="string" calcext:value-type="string">
            <text:p>2025-04-11 10:41:07.615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1" calcext:value-type="float">
            <text:p>460931</text:p>
          </table:table-cell>
          <table:table-cell table:style-name="ce7" office:value-type="float" office:value="597429" calcext:value-type="float">
            <text:p>597429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office:value-type="float" office:value="423959" calcext:value-type="float">
            <text:p>423959</text:p>
          </table:table-cell>
          <table:table-cell table:style-name="ce7" table:number-columns-repeated="2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office:value-type="string" calcext:value-type="string">
            <text:p>000301CL-C24O3-TA000000000026154</text:p>
          </table:table-cell>
          <table:table-cell table:style-name="ce7" office:value-type="string" calcext:value-type="string">
            <text:p>CL-CD7-A-CLP-000000597977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33" calcext:value-type="float">
            <text:p>69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5275" calcext:value-type="float">
            <text:p>30527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58002" calcext:value-type="float">
            <text:p>580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8002" calcext:value-type="float">
            <text:p>5800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number-columns-repeated="3" table:style-name="ce7" office:value-type="string" calcext:value-type="string">
            <text:p>2025-04-15 05:41:08.848</text:p>
          </table:table-cell>
          <table:table-cell table:style-name="ce7" office:value-type="string" calcext:value-type="string">
            <text:p>2025-04-15 14:00:19.53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0" calcext:value-type="float">
            <text:p>590640</text:p>
          </table:table-cell>
          <table:table-cell table:style-name="ce7"/>
          <table:table-cell table:style-name="ce7" office:value-type="float" office:value="149681" calcext:value-type="float">
            <text:p>149681</text:p>
          </table:table-cell>
          <table:table-cell table:style-name="ce7" table:number-columns-repeated="3"/>
          <table:table-cell table:style-name="ce7" office:value-type="string" calcext:value-type="string">
            <text:p>DES000301CLE8_0409_T1</text:p>
          </table:table-cell>
          <table:table-cell table:style-name="ce7" office:value-type="string" calcext:value-type="string">
            <text:p>DST DEV-ÄËÏÖÜ-Æ-ÂÊÎÔÛ-Ñ-Ø-Ÿ-?¿ª!¡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8000000000" calcext:value-type="float">
            <text:p>8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00000000" calcext:value-type="float">
            <text:p>8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EAD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32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1:37:29.871</text:p>
          </table:table-cell>
          <table:table-cell table:style-name="ce7"/>
          <table:table-cell table:style-name="ce7" office:value-type="string" calcext:value-type="string">
            <text:p>2025-04-09 11:37:00.541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5" calcext:value-type="float">
            <text:p>590645</text:p>
          </table:table-cell>
          <table:table-cell table:style-name="ce7"/>
          <table:table-cell table:style-name="ce7" office:value-type="float" office:value="149683" calcext:value-type="float">
            <text:p>149683</text:p>
          </table:table-cell>
          <table:table-cell table:style-name="ce7" table:number-columns-repeated="3"/>
          <table:table-cell table:style-name="ce7" office:value-type="string" calcext:value-type="string">
            <text:p>DES000301CLG9006_0409_T1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000006" calcext:value-type="float">
            <text:p>90000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000006" calcext:value-type="float">
            <text:p>90000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9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8" calcext:value-type="float">
            <text:p>590648</text:p>
          </table:table-cell>
          <table:table-cell table:style-name="ce7"/>
          <table:table-cell table:style-name="ce7" office:value-type="float" office:value="149684" calcext:value-type="float">
            <text:p>149684</text:p>
          </table:table-cell>
          <table:table-cell table:style-name="ce7" table:number-columns-repeated="3"/>
          <table:table-cell table:style-name="ce7" office:value-type="string" calcext:value-type="string">
            <text:p>DES000301CLG9006_0409_T3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17" calcext:value-type="date">
            <text:p>17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9" calcext:value-type="float">
            <text:p>590649</text:p>
          </table:table-cell>
          <table:table-cell table:style-name="ce7"/>
          <table:table-cell table:style-name="ce7" office:value-type="float" office:value="149685" calcext:value-type="float">
            <text:p>149685</text:p>
          </table:table-cell>
          <table:table-cell table:style-name="ce7" table:number-columns-repeated="3"/>
          <table:table-cell table:style-name="ce7" office:value-type="string" calcext:value-type="string">
            <text:p>DES000301CLG9006_0409_T4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 office:value-type="float" office:value="451743" calcext:value-type="float">
            <text:p>451743</text:p>
          </table:table-cell>
          <table:table-cell table:style-name="ce6" office:value-type="float" office:value="585709" calcext:value-type="float">
            <text:p>585709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table:number-columns-repeated="3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1000000000000" calcext:value-type="float">
            <text:p>10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90894500" calcext:value-type="float">
            <text:p>9999908945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28000" calcext:value-type="float">
            <text:p>2800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3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style-name="ce6" office:value-type="string" calcext:value-type="string">
            <text:p>2025-04-10 05:41:00.964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6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39" calcext:value-type="float">
            <text:p>451739</text:p>
          </table:table-cell>
          <table:table-cell table:style-name="ce6" office:value-type="float" office:value="585711" calcext:value-type="float">
            <text:p>58571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7" calcext:value-type="float">
            <text:p>416857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0</text:p>
          </table:table-cell>
          <table:table-cell table:style-name="ce6" office:value-type="string" calcext:value-type="string">
            <text:p>CL-CK8-A-CLP-00000059789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995500" calcext:value-type="float">
            <text:p>19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133" calcext:value-type="float">
            <text:p>113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3.7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133" calcext:value-type="float">
            <text:p>11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0" calcext:value-type="float">
            <text:p>451740</text:p>
          </table:table-cell>
          <table:table-cell table:style-name="ce6" office:value-type="float" office:value="585712" calcext:value-type="float">
            <text:p>58571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8" calcext:value-type="float">
            <text:p>416858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3</text:p>
          </table:table-cell>
          <table:table-cell table:style-name="ce6" office:value-type="string" calcext:value-type="string">
            <text:p>CL-CK8-A-CLP-000000597895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605500" calcext:value-type="float">
            <text:p>36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647" calcext:value-type="float">
            <text:p>16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4.57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1647" calcext:value-type="float">
            <text:p>16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1" calcext:value-type="float">
            <text:p>451741</text:p>
          </table:table-cell>
          <table:table-cell table:style-name="ce6" office:value-type="float" office:value="585713" calcext:value-type="float">
            <text:p>58571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59" calcext:value-type="float">
            <text:p>416859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2</text:p>
          </table:table-cell>
          <table:table-cell table:style-name="ce6" office:value-type="string" calcext:value-type="string">
            <text:p>CL-CK8-A-CLP-00000059789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64" calcext:value-type="float">
            <text:p>26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4.79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51742" calcext:value-type="float">
            <text:p>451742</text:p>
          </table:table-cell>
          <table:table-cell table:style-name="ce6" office:value-type="float" office:value="585714" calcext:value-type="float">
            <text:p>58571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16860" calcext:value-type="float">
            <text:p>4168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5811</text:p>
          </table:table-cell>
          <table:table-cell table:style-name="ce6" office:value-type="string" calcext:value-type="string">
            <text:p>CL-CK8-A-CLP-00000059789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47" calcext:value-type="float">
            <text:p>34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0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0 12:10:55.038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0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2" calcext:value-type="float">
            <text:p>460932</text:p>
          </table:table-cell>
          <table:table-cell table:style-name="ce6" office:value-type="float" office:value="597430" calcext:value-type="float">
            <text:p>597430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0" calcext:value-type="float">
            <text:p>42396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1</text:p>
          </table:table-cell>
          <table:table-cell table:style-name="ce6" office:value-type="string" calcext:value-type="string">
            <text:p>CL-CK8-A-CLP-000000597974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11500" calcext:value-type="float">
            <text:p>611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94" calcext:value-type="float">
            <text:p>69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875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694" calcext:value-type="float">
            <text:p>69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3" calcext:value-type="float">
            <text:p>460933</text:p>
          </table:table-cell>
          <table:table-cell table:style-name="ce6" office:value-type="float" office:value="597431" calcext:value-type="float">
            <text:p>597431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1" calcext:value-type="float">
            <text:p>423961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5-TA000000000026155</text:p>
          </table:table-cell>
          <table:table-cell table:style-name="ce6" office:value-type="string" calcext:value-type="string">
            <text:p>CL-CK6-A-CLP-00000059797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105500" calcext:value-type="float">
            <text:p>7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86" calcext:value-type="float">
            <text:p>100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86" calcext:value-type="float">
            <text:p>1008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0086" calcext:value-type="float">
            <text:p>10086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2" table:style-name="ce6" office:value-type="string" calcext:value-type="string">
            <text:p>2025-04-11 10:41:08.455</text:p>
          </table:table-cell>
          <table:table-cell table:style-name="ce6" office:value-type="string" calcext:value-type="string">
            <text:p>2025-04-15 14:00:20.704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1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4" calcext:value-type="float">
            <text:p>460934</text:p>
          </table:table-cell>
          <table:table-cell table:style-name="ce6" office:value-type="float" office:value="597432" calcext:value-type="float">
            <text:p>59743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2" calcext:value-type="float">
            <text:p>423962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0</text:p>
          </table:table-cell>
          <table:table-cell table:style-name="ce6" office:value-type="string" calcext:value-type="string">
            <text:p>CL-CK8-A-CLP-000000597974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95500" calcext:value-type="float">
            <text:p>579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581" calcext:value-type="float">
            <text:p>65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6581" calcext:value-type="float">
            <text:p>6581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5.782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6581" calcext:value-type="float">
            <text:p>658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5" calcext:value-type="float">
            <text:p>460935</text:p>
          </table:table-cell>
          <table:table-cell table:style-name="ce6" office:value-type="float" office:value="597433" calcext:value-type="float">
            <text:p>597433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3" calcext:value-type="float">
            <text:p>423963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2</text:p>
          </table:table-cell>
          <table:table-cell table:style-name="ce6" office:value-type="string" calcext:value-type="string">
            <text:p>CL-CK8-A-CLP-00000059797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77500" calcext:value-type="float">
            <text:p>577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27" calcext:value-type="float">
            <text:p>52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592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6" calcext:value-type="float">
            <text:p>460936</text:p>
          </table:table-cell>
          <table:table-cell table:style-name="ce6" office:value-type="float" office:value="597434" calcext:value-type="float">
            <text:p>597434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64" calcext:value-type="float">
            <text:p>423964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153</text:p>
          </table:table-cell>
          <table:table-cell table:style-name="ce6" office:value-type="string" calcext:value-type="string">
            <text:p>CL-CK8-A-CLP-000000597975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305500" calcext:value-type="float">
            <text:p>43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932" calcext:value-type="float">
            <text:p>393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5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11:41:16.309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69" calcext:value-type="float">
            <text:p>460969</text:p>
          </table:table-cell>
          <table:table-cell table:style-name="ce6" office:value-type="float" office:value="597472" calcext:value-type="float">
            <text:p>59747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3990" calcext:value-type="float">
            <text:p>423990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4-TA000000000026290</text:p>
          </table:table-cell>
          <table:table-cell table:style-name="ce6" office:value-type="string" calcext:value-type="string">
            <text:p>CL-C1K-A-CLP-000000602990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205500" calcext:value-type="float">
            <text:p>2205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881" calcext:value-type="float">
            <text:p>88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881" calcext:value-type="float">
            <text:p>881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 office:value-type="string" calcext:value-type="string">
            <text:p>DEAD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6 11:42:13.468</text:p>
          </table:table-cell>
          <table:table-cell table:number-columns-repeated="3" table:style-name="ce6" office:value-type="string" calcext:value-type="string">
            <text:p>2025-04-15 06:41:06.277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style-name="ce6" office:value-type="float" office:value="881" calcext:value-type="float">
            <text:p>88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2098" calcext:value-type="float">
            <text:p>462098</text:p>
          </table:table-cell>
          <table:table-cell table:style-name="ce6" office:value-type="float" office:value="598622" calcext:value-type="float">
            <text:p>598622</text:p>
          </table:table-cell>
          <table:table-cell table:style-name="ce6"/>
          <table:table-cell table:style-name="ce6" office:value-type="float" office:value="148749" calcext:value-type="float">
            <text:p>148749</text:p>
          </table:table-cell>
          <table:table-cell table:style-name="ce6" office:value-type="float" office:value="425313" calcext:value-type="float">
            <text:p>425313</text:p>
          </table:table-cell>
          <table:table-cell table:style-name="ce6" table:number-columns-repeated="2"/>
          <table:table-cell table:style-name="ce6" office:value-type="string" calcext:value-type="string">
            <text:p>PRE000301CLE22</text:p>
          </table:table-cell>
          <table:table-cell table:style-name="ce6" office:value-type="string" calcext:value-type="string">
            <text:p>ANGLO AMERICAN SUR S A</text:p>
          </table:table-cell>
          <table:table-cell table:style-name="ce6" office:value-type="string" calcext:value-type="string">
            <text:p>000301CL-C22O2-TA000000000026485</text:p>
          </table:table-cell>
          <table:table-cell table:style-name="ce6" office:value-type="string" calcext:value-type="string">
            <text:p>CL-CK8-A-CLP-000000597982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0000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89" calcext:value-type="float">
            <text:p>3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2278" calcext:value-type="float">
            <text:p>22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189" calcext:value-type="float">
            <text:p>3189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2278" calcext:value-type="float">
            <text:p>2278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22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number-columns-repeated="2" table:style-name="ce6" office:value-type="string" calcext:value-type="string">
            <text:p>CREATION</text:p>
          </table:table-cell>
          <table:table-cell table:style-name="ce6"/>
          <table:table-cell table:number-columns-repeated="3" table:style-name="ce6" office:value-type="string" calcext:value-type="string">
            <text:p>2025-04-16 11:42:13.468</text:p>
          </table:table-cell>
          <table:table-cell table:style-name="ce6" office:value-type="string" calcext:value-type="string">
            <text:p>2025-04-16 13:38:24.116</text:p>
          </table:table-cell>
          <table:table-cell table:style-name="ce6" office:value-type="string" calcext:value-type="string">
            <text:p>CREATIO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6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85710" calcext:value-type="float">
            <text:p>585710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table:number-columns-repeated="3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2500000000000" calcext:value-type="float">
            <text:p>2500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99993894500" calcext:value-type="float">
            <text:p>24999938945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6-05-2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15 05:41:08.848</text:p>
          </table:table-cell>
          <table:table-cell table:style-name="ce6"/>
          <table:table-cell table:style-name="ce6" office:value-type="string" calcext:value-type="string">
            <text:p>2025-04-11 10:41:07.615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Utilization</text:p>
          </table:table-cell>
          <table:table-cell table:style-name="ce6" office:value-type="float" office:value="460931" calcext:value-type="float">
            <text:p>460931</text:p>
          </table:table-cell>
          <table:table-cell table:style-name="ce6" office:value-type="float" office:value="597429" calcext:value-type="float">
            <text:p>597429</text:p>
          </table:table-cell>
          <table:table-cell table:style-name="ce6"/>
          <table:table-cell table:style-name="ce6" office:value-type="float" office:value="148750" calcext:value-type="float">
            <text:p>148750</text:p>
          </table:table-cell>
          <table:table-cell table:style-name="ce6" office:value-type="float" office:value="423959" calcext:value-type="float">
            <text:p>423959</text:p>
          </table:table-cell>
          <table:table-cell table:style-name="ce6" table:number-columns-repeated="2"/>
          <table:table-cell table:style-name="ce6" office:value-type="string" calcext:value-type="string">
            <text:p>PRE000301CLE24</text:p>
          </table:table-cell>
          <table:table-cell table:style-name="ce6" office:value-type="string" calcext:value-type="string">
            <text:p>AGENCIAS UNIVERSALES S A</text:p>
          </table:table-cell>
          <table:table-cell table:style-name="ce6" office:value-type="string" calcext:value-type="string">
            <text:p>000301CL-C24O3-TA000000000026154</text:p>
          </table:table-cell>
          <table:table-cell table:style-name="ce6" office:value-type="string" calcext:value-type="string">
            <text:p>CL-CD7-A-CLP-000000597977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5500" calcext:value-type="float">
            <text:p>61055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33" calcext:value-type="float">
            <text:p>69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33" calcext:value-type="float">
            <text:p>693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933" calcext:value-type="float">
            <text:p>69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275" calcext:value-type="float">
            <text:p>3052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275" calcext:value-type="float">
            <text:p>30527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05275" calcext:value-type="float">
            <text:p>30527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58002" calcext:value-type="float">
            <text:p>580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002" calcext:value-type="float">
            <text:p>580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LIVE</text:p>
          </table:table-cell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3" table:style-name="ce6" office:value-type="string" calcext:value-type="string">
            <text:p>ATTRIBUTE_CHANGE</text:p>
          </table:table-cell>
          <table:table-cell table:style-name="ce6"/>
          <table:table-cell table:number-columns-repeated="3" table:style-name="ce6" office:value-type="string" calcext:value-type="string">
            <text:p>2025-04-15 05:41:08.848</text:p>
          </table:table-cell>
          <table:table-cell table:style-name="ce6" office:value-type="string" calcext:value-type="string">
            <text:p>2025-04-15 14:00:19.536</text:p>
          </table:table-cell>
          <table:table-cell table:style-name="ce6" office:value-type="string" calcext:value-type="string">
            <text:p>ATTRIBUTE_CHANG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15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0" calcext:value-type="float">
            <text:p>590640</text:p>
          </table:table-cell>
          <table:table-cell table:style-name="ce6"/>
          <table:table-cell table:style-name="ce6" office:value-type="float" office:value="149681" calcext:value-type="float">
            <text:p>149681</text:p>
          </table:table-cell>
          <table:table-cell table:style-name="ce6" table:number-columns-repeated="3"/>
          <table:table-cell table:style-name="ce6" office:value-type="string" calcext:value-type="string">
            <text:p>DES000301CLE8_0409_T1</text:p>
          </table:table-cell>
          <table:table-cell table:style-name="ce6" office:value-type="string" calcext:value-type="string">
            <text:p>DST DEV-ÄËÏÖÜ-Æ-ÂÊÎÔÛ-Ñ-Ø-Ÿ-?¿ª!¡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8000000000" calcext:value-type="float">
            <text:p>8000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0000000" calcext:value-type="float">
            <text:p>80000000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DEAD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32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1:37:29.871</text:p>
          </table:table-cell>
          <table:table-cell table:style-name="ce6"/>
          <table:table-cell table:style-name="ce6" office:value-type="string" calcext:value-type="string">
            <text:p>2025-04-09 11:37:00.541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5" calcext:value-type="float">
            <text:p>590645</text:p>
          </table:table-cell>
          <table:table-cell table:style-name="ce6"/>
          <table:table-cell table:style-name="ce6" office:value-type="float" office:value="149683" calcext:value-type="float">
            <text:p>149683</text:p>
          </table:table-cell>
          <table:table-cell table:style-name="ce6" table:number-columns-repeated="3"/>
          <table:table-cell table:style-name="ce6" office:value-type="string" calcext:value-type="string">
            <text:p>DES000301CLG9006_0409_T1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000006" calcext:value-type="float">
            <text:p>90000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000006" calcext:value-type="float">
            <text:p>90000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9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ATTRIBUTE_CHANGE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/>
          <table:table-cell table:style-name="ce6" office:value-type="string" calcext:value-type="string">
            <text:p>2025-04-09 12:53:53.659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8" calcext:value-type="float">
            <text:p>590648</text:p>
          </table:table-cell>
          <table:table-cell table:style-name="ce6"/>
          <table:table-cell table:style-name="ce6" office:value-type="float" office:value="149684" calcext:value-type="float">
            <text:p>149684</text:p>
          </table:table-cell>
          <table:table-cell table:style-name="ce6" table:number-columns-repeated="3"/>
          <table:table-cell table:style-name="ce6" office:value-type="string" calcext:value-type="string">
            <text:p>DES000301CLG9006_0409_T3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/>
          <table:table-cell table:style-name="ce6" office:value-type="string" calcext:value-type="string">
            <text:p>2025-04-09 13:15:28.8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3" office:value-type="date" office:date-value="2025-04-21" calcext:value-type="date">
            <text:p>21/04/25</text:p>
          </table:table-cell>
          <table:table-cell table:style-name="ce6" office:value-type="string" calcext:value-type="string">
            <text:p>Facility</text:p>
          </table:table-cell>
          <table:table-cell table:style-name="ce6"/>
          <table:table-cell table:style-name="ce6" office:value-type="float" office:value="590649" calcext:value-type="float">
            <text:p>590649</text:p>
          </table:table-cell>
          <table:table-cell table:style-name="ce6"/>
          <table:table-cell table:style-name="ce6" office:value-type="float" office:value="149685" calcext:value-type="float">
            <text:p>149685</text:p>
          </table:table-cell>
          <table:table-cell table:style-name="ce6" table:number-columns-repeated="3"/>
          <table:table-cell table:style-name="ce6" office:value-type="string" calcext:value-type="string">
            <text:p>DES000301CLG9006_0409_T4</text:p>
          </table:table-cell>
          <table:table-cell table:style-name="ce6" office:value-type="string" calcext:value-type="string">
            <text:p>DST DEV GROUP 2</text:p>
          </table:table-cell>
          <table:table-cell table:style-name="ce6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L_GTBWCC_HTC</text:p>
          </table:table-cell>
          <table:table-cell table:style-name="ce6"/>
          <table:table-cell table:number-columns-repeated="2" table:style-name="ce6" office:value-type="string" calcext:value-type="string">
            <text:p>CLP</text:p>
          </table:table-cell>
          <table:table-cell table:style-name="ce6" office:value-type="float" office:value="90060006" calcext:value-type="float">
            <text:p>900600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060006" calcext:value-type="float">
            <text:p>9006000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IVE</text:p>
          </table:table-cell>
          <table:table-cell table:style-name="ce6"/>
          <table:table-cell table:style-name="ce6" office:value-type="string" calcext:value-type="string">
            <text:p>PGCB020530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27-01-01</text:p>
          </table:table-cell>
          <table:table-cell table:style-name="ce6" office:value-type="string" calcext:value-type="string">
            <text:p>APMF0001009554</text:p>
          </table:table-cell>
          <table:table-cell table:style-name="ce6" office:value-type="string" calcext:value-type="string">
            <text:p>GLOBAL_CONFIRMING</text:p>
          </table:table-cell>
          <table:table-cell table:style-name="ce6" office:value-type="string" calcext:value-type="string">
            <text:p>BSCHS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ANGCBTWCSC</text:p>
          </table:table-cell>
          <table:table-cell table:style-name="ce6" office:value-type="string" calcext:value-type="string">
            <text:p>2025-04-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VOLVING_CREDIT_FACIL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CREATION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/>
          <table:table-cell table:style-name="ce6" office:value-type="string" calcext:value-type="string">
            <text:p>2025-04-09 13:16:23.556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4073" calcext:value-type="float">
            <text:p>4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25-04-09</text:p>
          </table:table-cell>
          <table:table-cell table:style-name="ce6" table:number-columns-repeated="2"/>
          <table:table-cell table:style-name="ce6" office:value-type="string" calcext:value-type="string">
            <text:p>2025-04-16</text:p>
          </table:table-cell>
          <table:table-cell table:style-name="ce6" office:value-type="string" calcext:value-type="string">
            <text:p>CONFIRMING</text:p>
          </table:table-cell>
          <table:table-cell table:style-name="ce6" office:value-type="string" calcext:value-type="string">
            <text:p>BSCH</text:p>
          </table:table-cell>
          <table:table-cell table:style-name="ce6" office:value-type="float" office:value="20250416160036" calcext:value-type="float">
            <text:p>20250416160036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 office:value-type="float" office:value="451743" calcext:value-type="float">
            <text:p>451743</text:p>
          </table:table-cell>
          <table:table-cell table:style-name="ce7" office:value-type="float" office:value="585709" calcext:value-type="float">
            <text:p>585709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table:number-columns-repeated="3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1000000000000" calcext:value-type="float">
            <text:p>10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99875888500" calcext:value-type="float">
            <text:p>999875888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float" office:value="28000" calcext:value-type="float">
            <text:p>2800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3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style-name="ce7" office:value-type="string" calcext:value-type="string">
            <text:p>2025-04-10 05:41:00.964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22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39" calcext:value-type="float">
            <text:p>451739</text:p>
          </table:table-cell>
          <table:table-cell table:style-name="ce7" office:value-type="float" office:value="585711" calcext:value-type="float">
            <text:p>58571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7" calcext:value-type="float">
            <text:p>416857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0</text:p>
          </table:table-cell>
          <table:table-cell table:style-name="ce7" office:value-type="string" calcext:value-type="string">
            <text:p>CL-CK8-A-CLP-00000059789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95500" calcext:value-type="float">
            <text:p>19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133" calcext:value-type="float">
            <text:p>1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0 12:10:53.7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133" calcext:value-type="float">
            <text:p>11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0" calcext:value-type="float">
            <text:p>451740</text:p>
          </table:table-cell>
          <table:table-cell table:style-name="ce7" office:value-type="float" office:value="585712" calcext:value-type="float">
            <text:p>58571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8" calcext:value-type="float">
            <text:p>416858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3</text:p>
          </table:table-cell>
          <table:table-cell table:style-name="ce7" office:value-type="string" calcext:value-type="string">
            <text:p>CL-CK8-A-CLP-000000597895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605500" calcext:value-type="float">
            <text:p>36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647" calcext:value-type="float">
            <text:p>16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0 12:10:54.57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647" calcext:value-type="float">
            <text:p>16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1" calcext:value-type="float">
            <text:p>451741</text:p>
          </table:table-cell>
          <table:table-cell table:style-name="ce7" office:value-type="float" office:value="585713" calcext:value-type="float">
            <text:p>58571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59" calcext:value-type="float">
            <text:p>416859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2</text:p>
          </table:table-cell>
          <table:table-cell table:style-name="ce7" office:value-type="string" calcext:value-type="string">
            <text:p>CL-CK8-A-CLP-00000059789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64" calcext:value-type="float">
            <text:p>26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0 12:10:54.796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51742" calcext:value-type="float">
            <text:p>451742</text:p>
          </table:table-cell>
          <table:table-cell table:style-name="ce7" office:value-type="float" office:value="585714" calcext:value-type="float">
            <text:p>58571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16860" calcext:value-type="float">
            <text:p>4168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5811</text:p>
          </table:table-cell>
          <table:table-cell table:style-name="ce7" office:value-type="string" calcext:value-type="string">
            <text:p>CL-CK8-A-CLP-00000059789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0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0 12:10:55.038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0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2" calcext:value-type="float">
            <text:p>460932</text:p>
          </table:table-cell>
          <table:table-cell table:style-name="ce7" office:value-type="float" office:value="597430" calcext:value-type="float">
            <text:p>597430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0" calcext:value-type="float">
            <text:p>42396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1</text:p>
          </table:table-cell>
          <table:table-cell table:style-name="ce7" office:value-type="string" calcext:value-type="string">
            <text:p>CL-CK8-A-CLP-00000059797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11500" calcext:value-type="float">
            <text:p>611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94" calcext:value-type="float">
            <text:p>69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5 11:41:16.875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94" calcext:value-type="float">
            <text:p>6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3" calcext:value-type="float">
            <text:p>460933</text:p>
          </table:table-cell>
          <table:table-cell table:style-name="ce7" office:value-type="float" office:value="597431" calcext:value-type="float">
            <text:p>59743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1" calcext:value-type="float">
            <text:p>423961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5-TA000000000026155</text:p>
          </table:table-cell>
          <table:table-cell table:style-name="ce7" office:value-type="string" calcext:value-type="string">
            <text:p>CL-CK6-A-CLP-00000059797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7105500" calcext:value-type="float">
            <text:p>71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086" calcext:value-type="float">
            <text:p>1008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086" calcext:value-type="float">
            <text:p>10086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21 06:10:45.44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10086" calcext:value-type="float">
            <text:p>1008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21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4" calcext:value-type="float">
            <text:p>460934</text:p>
          </table:table-cell>
          <table:table-cell table:style-name="ce7" office:value-type="float" office:value="597432" calcext:value-type="float">
            <text:p>59743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2" calcext:value-type="float">
            <text:p>423962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0</text:p>
          </table:table-cell>
          <table:table-cell table:style-name="ce7" office:value-type="string" calcext:value-type="string">
            <text:p>CL-CK8-A-CLP-000000597974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95500" calcext:value-type="float">
            <text:p>579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581" calcext:value-type="float">
            <text:p>65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5 11:41:15.78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6581" calcext:value-type="float">
            <text:p>65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5" calcext:value-type="float">
            <text:p>460935</text:p>
          </table:table-cell>
          <table:table-cell table:style-name="ce7" office:value-type="float" office:value="597433" calcext:value-type="float">
            <text:p>59743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3" calcext:value-type="float">
            <text:p>423963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2</text:p>
          </table:table-cell>
          <table:table-cell table:style-name="ce7" office:value-type="string" calcext:value-type="string">
            <text:p>CL-CK8-A-CLP-00000059797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77500" calcext:value-type="float">
            <text:p>577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27" calcext:value-type="float">
            <text:p>52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5 11:41:16.59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527" calcext:value-type="float">
            <text:p>5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6" calcext:value-type="float">
            <text:p>460936</text:p>
          </table:table-cell>
          <table:table-cell table:style-name="ce7" office:value-type="float" office:value="597434" calcext:value-type="float">
            <text:p>597434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64" calcext:value-type="float">
            <text:p>423964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153</text:p>
          </table:table-cell>
          <table:table-cell table:style-name="ce7" office:value-type="string" calcext:value-type="string">
            <text:p>CL-CK8-A-CLP-000000597975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305500" calcext:value-type="float">
            <text:p>43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932" calcext:value-type="float">
            <text:p>39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5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5 11:41:16.309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932" calcext:value-type="float">
            <text:p>39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69" calcext:value-type="float">
            <text:p>460969</text:p>
          </table:table-cell>
          <table:table-cell table:style-name="ce7" office:value-type="float" office:value="597472" calcext:value-type="float">
            <text:p>59747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3990" calcext:value-type="float">
            <text:p>42399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4-TA000000000026290</text:p>
          </table:table-cell>
          <table:table-cell table:style-name="ce7" office:value-type="string" calcext:value-type="string">
            <text:p>CL-C1K-A-CLP-000000602990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05500" calcext:value-type="float">
            <text:p>22055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881" calcext:value-type="float">
            <text:p>88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5 06:41:06.277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881" calcext:value-type="float">
            <text:p>8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5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2098" calcext:value-type="float">
            <text:p>462098</text:p>
          </table:table-cell>
          <table:table-cell table:style-name="ce7" office:value-type="float" office:value="598622" calcext:value-type="float">
            <text:p>59862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5313" calcext:value-type="float">
            <text:p>425313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485</text:p>
          </table:table-cell>
          <table:table-cell table:style-name="ce7" office:value-type="string" calcext:value-type="string">
            <text:p>CL-CK8-A-CLP-00000059798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00000" calcext:value-type="float">
            <text:p>20000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189" calcext:value-type="float">
            <text:p>31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189" calcext:value-type="float">
            <text:p>3189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 office:value-type="string" calcext:value-type="string">
            <text:p>DEAD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number-columns-repeated="4" table:style-name="ce7" office:value-type="string" calcext:value-type="string">
            <text:p>2025-04-22 08:10:48.922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style-name="ce7" office:value-type="float" office:value="3189" calcext:value-type="float">
            <text:p>318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22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2105" calcext:value-type="float">
            <text:p>462105</text:p>
          </table:table-cell>
          <table:table-cell table:style-name="ce7" office:value-type="float" office:value="598631" calcext:value-type="float">
            <text:p>598631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5318" calcext:value-type="float">
            <text:p>425318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591</text:p>
          </table:table-cell>
          <table:table-cell table:style-name="ce7" office:value-type="string" calcext:value-type="string">
            <text:p>CL-CK8-A-CLP-000000597982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3000000" calcext:value-type="float">
            <text:p>123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3000000" calcext:value-type="float">
            <text:p>1230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3908" calcext:value-type="float">
            <text:p>1739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3908" calcext:value-type="float">
            <text:p>17390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73908" calcext:value-type="float">
            <text:p>173908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2" table:style-name="ce7" office:value-type="string" calcext:value-type="string">
            <text:p>2025-04-17 05:41:06.697</text:p>
          </table:table-cell>
          <table:table-cell table:style-name="ce7" office:value-type="string" calcext:value-type="string">
            <text:p>2025-04-17 14:38:30.322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7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2106" calcext:value-type="float">
            <text:p>462106</text:p>
          </table:table-cell>
          <table:table-cell table:style-name="ce7" office:value-type="float" office:value="598632" calcext:value-type="float">
            <text:p>598632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5319" calcext:value-type="float">
            <text:p>425319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590</text:p>
          </table:table-cell>
          <table:table-cell table:style-name="ce7" office:value-type="string" calcext:value-type="string">
            <text:p>CL-CK8-A-CLP-000000597982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54" calcext:value-type="float">
            <text:p>45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54" calcext:value-type="float">
            <text:p>45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4" calcext:value-type="float">
            <text:p>454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3" table:style-name="ce7" office:value-type="string" calcext:value-type="string">
            <text:p>2025-04-17 05:41:07.239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7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2107" calcext:value-type="float">
            <text:p>462107</text:p>
          </table:table-cell>
          <table:table-cell table:style-name="ce7" office:value-type="float" office:value="598633" calcext:value-type="float">
            <text:p>598633</text:p>
          </table:table-cell>
          <table:table-cell table:style-name="ce7"/>
          <table:table-cell table:style-name="ce7" office:value-type="float" office:value="148749" calcext:value-type="float">
            <text:p>148749</text:p>
          </table:table-cell>
          <table:table-cell table:style-name="ce7" office:value-type="float" office:value="425320" calcext:value-type="float">
            <text:p>425320</text:p>
          </table:table-cell>
          <table:table-cell table:style-name="ce7" table:number-columns-repeated="2"/>
          <table:table-cell table:style-name="ce7" office:value-type="string" calcext:value-type="string">
            <text:p>PRE000301CLE22</text:p>
          </table:table-cell>
          <table:table-cell table:style-name="ce7" office:value-type="string" calcext:value-type="string">
            <text:p>ANGLO AMERICAN SUR S A</text:p>
          </table:table-cell>
          <table:table-cell table:style-name="ce7" office:value-type="string" calcext:value-type="string">
            <text:p>000301CL-C22O2-TA000000000026592</text:p>
          </table:table-cell>
          <table:table-cell table:style-name="ce7" office:value-type="string" calcext:value-type="string">
            <text:p>CL-CK8-A-CLP-000000597982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1500" calcext:value-type="float">
            <text:p>611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1500" calcext:value-type="float">
            <text:p>611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10" calcext:value-type="float">
            <text:p>12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210" calcext:value-type="float">
            <text:p>1210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23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number-columns-repeated="2"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22 08:10:48.922</text:p>
          </table:table-cell>
          <table:table-cell table:number-columns-repeated="2" table:style-name="ce7" office:value-type="string" calcext:value-type="string">
            <text:p>2025-04-17 05:41:07.45</text:p>
          </table:table-cell>
          <table:table-cell table:style-name="ce7" office:value-type="string" calcext:value-type="string">
            <text:p>2025-04-22 13:38:41.544</text:p>
          </table:table-cell>
          <table:table-cell table:style-name="ce7" office:value-type="string" calcext:value-type="string">
            <text:p>CREATIO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17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85710" calcext:value-type="float">
            <text:p>585710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table:number-columns-repeated="3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2500000000000" calcext:value-type="float">
            <text:p>2500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99993894500" calcext:value-type="float">
            <text:p>24999938945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6-05-2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21 06:10:44.81</text:p>
          </table:table-cell>
          <table:table-cell table:style-name="ce7"/>
          <table:table-cell table:style-name="ce7" office:value-type="string" calcext:value-type="string">
            <text:p>2025-04-11 10:41:07.615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21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Utilization</text:p>
          </table:table-cell>
          <table:table-cell table:style-name="ce7" office:value-type="float" office:value="460931" calcext:value-type="float">
            <text:p>460931</text:p>
          </table:table-cell>
          <table:table-cell table:style-name="ce7" office:value-type="float" office:value="597429" calcext:value-type="float">
            <text:p>597429</text:p>
          </table:table-cell>
          <table:table-cell table:style-name="ce7"/>
          <table:table-cell table:style-name="ce7" office:value-type="float" office:value="148750" calcext:value-type="float">
            <text:p>148750</text:p>
          </table:table-cell>
          <table:table-cell table:style-name="ce7" office:value-type="float" office:value="423959" calcext:value-type="float">
            <text:p>423959</text:p>
          </table:table-cell>
          <table:table-cell table:style-name="ce7" table:number-columns-repeated="2"/>
          <table:table-cell table:style-name="ce7" office:value-type="string" calcext:value-type="string">
            <text:p>PRE000301CLE24</text:p>
          </table:table-cell>
          <table:table-cell table:style-name="ce7" office:value-type="string" calcext:value-type="string">
            <text:p>AGENCIAS UNIVERSALES S A</text:p>
          </table:table-cell>
          <table:table-cell table:style-name="ce7" office:value-type="string" calcext:value-type="string">
            <text:p>000301CL-C24O3-TA000000000026154</text:p>
          </table:table-cell>
          <table:table-cell table:style-name="ce7" office:value-type="string" calcext:value-type="string">
            <text:p>CL-CD7-A-CLP-000000597977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05500" calcext:value-type="float">
            <text:p>61055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33" calcext:value-type="float">
            <text:p>69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933" calcext:value-type="float">
            <text:p>69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5275" calcext:value-type="float">
            <text:p>3052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8002" calcext:value-type="float">
            <text:p>58002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string" calcext:value-type="string">
            <text:p>LIVE</text:p>
          </table:table-cell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5-04-16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number-columns-repeated="3" table:style-name="ce7" office:value-type="string" calcext:value-type="string">
            <text:p>ATTRIBUTE_CHANGE</text:p>
          </table:table-cell>
          <table:table-cell table:style-name="ce7"/>
          <table:table-cell table:number-columns-repeated="2" table:style-name="ce7" office:value-type="string" calcext:value-type="string">
            <text:p>2025-04-21 06:10:44.81</text:p>
          </table:table-cell>
          <table:table-cell table:style-name="ce7" office:value-type="string" calcext:value-type="string">
            <text:p>2025-04-15 05:41:08.848</text:p>
          </table:table-cell>
          <table:table-cell table:style-name="ce7" office:value-type="string" calcext:value-type="string">
            <text:p>2025-04-21 06:10:44.81</text:p>
          </table:table-cell>
          <table:table-cell table:style-name="ce7" office:value-type="string" calcext:value-type="string">
            <text:p>ATTRIBUTE_CHANGE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05275" calcext:value-type="float">
            <text:p>3052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21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0" calcext:value-type="float">
            <text:p>590640</text:p>
          </table:table-cell>
          <table:table-cell table:style-name="ce7"/>
          <table:table-cell table:style-name="ce7" office:value-type="float" office:value="149681" calcext:value-type="float">
            <text:p>149681</text:p>
          </table:table-cell>
          <table:table-cell table:style-name="ce7" table:number-columns-repeated="3"/>
          <table:table-cell table:style-name="ce7" office:value-type="string" calcext:value-type="string">
            <text:p>DES000301CLE8_0409_T1</text:p>
          </table:table-cell>
          <table:table-cell table:style-name="ce7" office:value-type="string" calcext:value-type="string">
            <text:p>DST DEV-ÄËÏÖÜ-Æ-ÂÊÎÔÛ-Ñ-Ø-Ÿ-?¿ª!¡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8000000000" calcext:value-type="float">
            <text:p>800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00000000" calcext:value-type="float">
            <text:p>80000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EAD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32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1:37:29.871</text:p>
          </table:table-cell>
          <table:table-cell table:style-name="ce7"/>
          <table:table-cell table:style-name="ce7" office:value-type="string" calcext:value-type="string">
            <text:p>2025-04-09 11:37:00.541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5" calcext:value-type="float">
            <text:p>590645</text:p>
          </table:table-cell>
          <table:table-cell table:style-name="ce7"/>
          <table:table-cell table:style-name="ce7" office:value-type="float" office:value="149683" calcext:value-type="float">
            <text:p>149683</text:p>
          </table:table-cell>
          <table:table-cell table:style-name="ce7" table:number-columns-repeated="3"/>
          <table:table-cell table:style-name="ce7" office:value-type="string" calcext:value-type="string">
            <text:p>DES000301CLG9006_0409_T1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000006" calcext:value-type="float">
            <text:p>90000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000006" calcext:value-type="float">
            <text:p>90000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9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ATTRIBUTE_CHANGE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/>
          <table:table-cell table:style-name="ce7" office:value-type="string" calcext:value-type="string">
            <text:p>2025-04-09 12:53:53.659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8" calcext:value-type="float">
            <text:p>590648</text:p>
          </table:table-cell>
          <table:table-cell table:style-name="ce7"/>
          <table:table-cell table:style-name="ce7" office:value-type="float" office:value="149684" calcext:value-type="float">
            <text:p>149684</text:p>
          </table:table-cell>
          <table:table-cell table:style-name="ce7" table:number-columns-repeated="3"/>
          <table:table-cell table:style-name="ce7" office:value-type="string" calcext:value-type="string">
            <text:p>DES000301CLG9006_0409_T3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/>
          <table:table-cell table:style-name="ce7" office:value-type="string" calcext:value-type="string">
            <text:p>2025-04-09 13:15:28.8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>
          <table:table-cell table:style-name="ce2" office:value-type="date" office:date-value="2025-04-22" calcext:value-type="date">
            <text:p>22/04/25</text:p>
          </table:table-cell>
          <table:table-cell table:style-name="ce7" office:value-type="string" calcext:value-type="string">
            <text:p>Facility</text:p>
          </table:table-cell>
          <table:table-cell table:style-name="ce7"/>
          <table:table-cell table:style-name="ce7" office:value-type="float" office:value="590649" calcext:value-type="float">
            <text:p>590649</text:p>
          </table:table-cell>
          <table:table-cell table:style-name="ce7"/>
          <table:table-cell table:style-name="ce7" office:value-type="float" office:value="149685" calcext:value-type="float">
            <text:p>149685</text:p>
          </table:table-cell>
          <table:table-cell table:style-name="ce7" table:number-columns-repeated="3"/>
          <table:table-cell table:style-name="ce7" office:value-type="string" calcext:value-type="string">
            <text:p>DES000301CLG9006_0409_T4</text:p>
          </table:table-cell>
          <table:table-cell table:style-name="ce7" office:value-type="string" calcext:value-type="string">
            <text:p>DST DEV GROUP 2</text:p>
          </table:table-cell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L_GTBWCC_HTC</text:p>
          </table:table-cell>
          <table:table-cell table:style-name="ce7"/>
          <table:table-cell table:number-columns-repeated="2" table:style-name="ce7" office:value-type="string" calcext:value-type="string">
            <text:p>CLP</text:p>
          </table:table-cell>
          <table:table-cell table:style-name="ce7" office:value-type="float" office:value="90060006" calcext:value-type="float">
            <text:p>900600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060006" calcext:value-type="float">
            <text:p>9006000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LIVE</text:p>
          </table:table-cell>
          <table:table-cell table:style-name="ce7"/>
          <table:table-cell table:style-name="ce7" office:value-type="string" calcext:value-type="string">
            <text:p>PGCB020530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7-01-01</text:p>
          </table:table-cell>
          <table:table-cell table:style-name="ce7" office:value-type="string" calcext:value-type="string">
            <text:p>APMF0001009554</text:p>
          </table:table-cell>
          <table:table-cell table:style-name="ce7" office:value-type="string" calcext:value-type="string">
            <text:p>GLOBAL_CONFIRMING</text:p>
          </table:table-cell>
          <table:table-cell table:style-name="ce7" office:value-type="string" calcext:value-type="string">
            <text:p>BSCHS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ANGCBTWCSC</text:p>
          </table:table-cell>
          <table:table-cell table:style-name="ce7" office:value-type="string" calcext:value-type="string">
            <text:p>2025-04-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VOLVING_CREDIT_FACILIT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CREATION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/>
          <table:table-cell table:style-name="ce7" office:value-type="string" calcext:value-type="string">
            <text:p>2025-04-09 13:16:23.556</text:p>
          </table:table-cell>
          <table:table-cell table:style-name="ce7" table:number-columns-repeated="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73" calcext:value-type="float">
            <text:p>407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025-04-09</text:p>
          </table:table-cell>
          <table:table-cell table:style-name="ce7" table:number-columns-repeated="2"/>
          <table:table-cell table:style-name="ce7" office:value-type="string" calcext:value-type="string">
            <text:p>2025-04-22</text:p>
          </table:table-cell>
          <table:table-cell table:style-name="ce7" office:value-type="string" calcext:value-type="string">
            <text:p>CONFIRMING</text:p>
          </table:table-cell>
          <table:table-cell table:style-name="ce7" office:value-type="string" calcext:value-type="string">
            <text:p>BSCH</text:p>
          </table:table-cell>
          <table:table-cell table:style-name="ce7" office:value-type="float" office:value="20250422160523" calcext:value-type="float">
            <text:p>20250422160523</text:p>
          </table:table-cell>
          <table:table-cell table:number-columns-repeated="16274"/>
        </table:table-row>
        <table:table-row table:style-name="ro2" table:number-rows-repeated="10484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1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3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 loext:blank-width-char="-1">-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 loext:blank-width-char="-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7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7P2" style:volatile="true">
      <number:text loext:blank-width-char="-"> </number:text>
      <number:currency-symbol/>
      <number:text> </number:text>
      <number:fill-character> </number:fill-character>
      <number:text loext:blank-width-char="-1">- </number:text>
    </number:currency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 loext:blank-width-char="-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9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9P2" style:volatile="true">
      <number:text loext:blank-width-char="-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21:09:32.153000000</meta:creation-date>
    <dc:date>2025-04-23T21:34:51.748000000</dc:date>
    <meta:editing-duration>PT11M</meta:editing-duration>
    <meta:editing-cycles>2</meta:editing-cycles>
    <meta:generator>LibreOffice/24.8.6.2$Windows_X86_64 LibreOffice_project/6d98ba145e9a8a39fc57bcc76981d1fb1316c60c</meta:generator>
    <meta:document-statistic meta:table-count="1" meta:cell-count="13138" meta:object-count="0"/>
  </office:meta>
</office:document-meta>
</file>